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5mm"/>
    </style:style>
    <style:style style:name="co2" style:family="table-column">
      <style:table-column-properties fo:break-before="auto" style:column-width="2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7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6" style:family="table-cell" style:parent-style-name="Default">
      <style:table-cell-properties fo:background-color="#000000" style:text-align-source="fix" style:repeat-content="false" fo:border="1.5pt solid #000000" style:vertical-align="middle"/>
      <style:paragraph-properties fo:text-align="center"/>
      <style:text-properties fo:color="#eeeeee" style:font-name="Consolas" fo:font-weight="bold" style:font-weight-asian="bold" style:font-weight-complex="bold"/>
    </style:style>
    <style:style style:name="ce7" style:family="table-cell" style:parent-style-name="Default">
      <style:table-cell-properties fo:border-bottom="0.51pt solid #000000" fo:border-left="1.5pt solid #000000" fo:border-right="0.51pt solid #000000" fo:border-top="1.5pt solid #000000" style:vertical-align="middle"/>
      <style:text-properties style:font-name="Consolas"/>
    </style:style>
    <style:style style:name="ce8" style:family="table-cell" style:parent-style-name="Default">
      <style:table-cell-properties fo:border-bottom="0.51pt solid #000000" fo:border-left="1.5pt solid #000000" fo:border-right="0.51pt solid #000000" fo:border-top="0.51pt solid #000000" style:vertical-align="middle"/>
      <style:text-properties style:font-name="Consolas"/>
    </style:style>
    <style:style style:name="ce10" style:family="table-cell" style:parent-style-name="Default">
      <style:table-cell-properties fo:border-bottom="1.5pt solid #000000" fo:border-left="1.5pt solid #000000" fo:border-right="0.51pt solid #000000" fo:border-top="0.51pt solid #000000" style:vertical-align="middle"/>
      <style:text-properties style:font-name="Consolas"/>
    </style:style>
    <style:style style:name="ce11" style:family="table-cell" style:parent-style-name="Default">
      <style:table-cell-properties style:vertical-align="middle"/>
      <style:text-properties style:font-name="Consolas"/>
    </style:style>
    <style:style style:name="ce12" style:family="table-cell" style:parent-style-name="Default" style:data-style-name="N3">
      <style:table-cell-properties fo:border-bottom="0.51pt solid #000000" fo:border-left="0.51pt solid #000000" fo:border-right="0.51pt solid #000000" fo:border-top="1.5pt solid #000000" style:vertical-align="middle"/>
      <style:text-properties style:font-name="Consolas"/>
    </style:style>
    <style:style style:name="ce13" style:family="table-cell" style:parent-style-name="Default" style:data-style-name="N3">
      <style:table-cell-properties fo:border="0.51pt solid #000000" style:vertical-align="middle"/>
      <style:text-properties style:font-name="Consolas"/>
    </style:style>
    <style:style style:name="ce14" style:family="table-cell" style:parent-style-name="Default" style:data-style-name="N3">
      <style:table-cell-properties fo:border-bottom="1.5pt solid #000000" fo:border-left="0.51pt solid #000000" fo:border-right="0.51pt solid #000000" fo:border-top="0.51pt solid #000000" style:vertical-align="middle"/>
      <style:text-properties style:font-name="Consolas"/>
    </style:style>
    <style:style style:name="ce15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1.5pt solid #000000" style:vertical-align="middle"/>
      <style:paragraph-properties fo:text-align="end" fo:margin-left="0mm"/>
      <style:text-properties style:font-name="Consolas"/>
    </style:style>
    <style:style style:name="ce16" style:family="table-cell" style:parent-style-name="Default">
      <style:table-cell-properties style:text-align-source="fix" style:repeat-content="false" fo:border="0.51pt solid #000000" style:vertical-align="middle"/>
      <style:paragraph-properties fo:text-align="end" fo:margin-left="0mm"/>
      <style:text-properties style:font-name="Consolas"/>
    </style:style>
    <style:style style:name="ce17" style:family="table-cell" style:parent-style-name="Default">
      <style:table-cell-properties fo:border-bottom="1.5pt solid #000000" style:text-align-source="fix" style:repeat-content="false" fo:border-left="0.51pt solid #000000" fo:border-right="0.51pt solid #000000" fo:border-top="0.51pt solid #000000" style:vertical-align="middle"/>
      <style:paragraph-properties fo:text-align="end" fo:margin-left="0mm"/>
      <style:text-properties style:font-name="Consolas"/>
    </style:style>
    <style:style style:name="ce18" style:family="table-cell" style:parent-style-name="Default">
      <style:table-cell-properties fo:border-bottom="0.51pt solid #000000" fo:wrap-option="wrap" fo:border-left="0.51pt solid #000000" fo:border-right="1.5pt solid #000000" fo:border-top="1.5pt solid #000000" style:vertical-align="middle"/>
      <style:text-properties style:font-name="Consolas"/>
    </style:style>
    <style:style style:name="ce41" style:family="table-cell" style:parent-style-name="Default">
      <style:table-cell-properties fo:border-bottom="0.51pt solid #000000" fo:border-left="0.51pt solid #000000" fo:border-right="1.5pt solid #000000" fo:border-top="0.51pt solid #000000" style:vertical-align="middle"/>
      <style:text-properties style:font-name="Consolas"/>
    </style:style>
    <style:style style:name="ce42" style:family="table-cell" style:parent-style-name="Default">
      <style:table-cell-properties fo:border-bottom="1.5pt solid #000000" fo:border-left="0.51pt solid #000000" fo:border-right="1.5pt solid #000000" fo:border-top="0.51pt solid #000000" style:vertical-align="middle"/>
      <style:text-properties style:font-name="Consolas"/>
    </style:style>
    <style:style style:name="ce21" style:family="table-cell" style:parent-style-name="Default">
      <style:table-cell-properties fo:border-bottom="0.51pt solid #000000" style:text-align-source="fix" style:repeat-content="false" fo:border-left="0.51pt solid #000000" fo:border-right="1.5pt solid #000000" fo:border-top="1.5pt solid #000000" style:vertical-align="middle"/>
      <style:paragraph-properties fo:text-align="center" fo:margin-left="0mm"/>
      <style:text-properties style:font-name="Consolas"/>
    </style:style>
    <style:style style:name="ce22" style:family="table-cell" style:parent-style-name="Default">
      <style:table-cell-properties fo:border-bottom="0.51pt solid #000000" style:text-align-source="fix" style:repeat-content="false" fo:border-left="0.51pt solid #000000" fo:border-right="1.5pt solid #000000" fo:border-top="0.51pt solid #000000" style:vertical-align="middle"/>
      <style:paragraph-properties fo:text-align="center" fo:margin-left="0mm"/>
      <style:text-properties style:font-name="Consolas"/>
    </style:style>
    <style:style style:name="ce23" style:family="table-cell" style:parent-style-name="Default">
      <style:table-cell-properties fo:border-bottom="1.5pt solid #000000" style:text-align-source="fix" style:repeat-content="false" fo:border-left="0.51pt solid #000000" fo:border-right="1.5pt solid #000000" fo:border-top="0.51pt solid #000000" style:vertical-align="middle"/>
      <style:paragraph-properties fo:text-align="center" fo:margin-left="0mm"/>
      <style:text-properties style:font-name="Consolas"/>
    </style:style>
    <style:style style:name="ce46" style:family="table-cell" style:parent-style-name="Default">
      <style:table-cell-properties fo:border-bottom="0.51pt solid #000000" fo:border-left="0.51pt solid #000000" fo:border-right="1.5pt solid #000000" fo:border-top="1.5pt solid #000000" style:vertical-align="middle"/>
      <style:text-properties style:font-name="Consolas"/>
    </style:style>
    <style:style style:name="ce25" style:family="table-cell" style:parent-style-name="Default">
      <style:table-cell-properties fo:border-bottom="0.51pt solid #000000" style:text-align-source="fix" style:repeat-content="false" fo:wrap-option="wrap" fo:border-left="0.51pt solid #000000" fo:border-right="0.51pt solid #000000" fo:border-top="1.5pt solid #000000" style:vertical-align="middle"/>
      <style:paragraph-properties fo:text-align="end" fo:margin-left="0mm"/>
      <style:text-properties style:font-name="Consolas"/>
    </style:style>
    <style:style style:name="ce26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end" fo:margin-left="0mm"/>
      <style:text-properties style:font-name="Consolas"/>
    </style:style>
    <style:style style:name="ce27" style:family="table-cell" style:parent-style-name="Default">
      <style:table-cell-properties fo:border-bottom="1.5pt solid #000000" style:text-align-source="fix" style:repeat-content="false" fo:wrap-option="wrap" fo:border-left="0.51pt solid #000000" fo:border-right="0.51pt solid #000000" fo:border-top="0.51pt solid #000000" style:vertical-align="middle"/>
      <style:paragraph-properties fo:text-align="end" fo:margin-left="0mm"/>
      <style:text-properties style:font-name="Consolas"/>
    </style:style>
    <style:style style:name="ce28" style:family="table-cell" style:parent-style-name="Default">
      <style:table-cell-properties fo:background-color="#000000" style:text-align-source="fix" style:repeat-content="false" fo:border="1.5pt solid #000000" style:vertical-align="middle"/>
      <style:paragraph-properties fo:text-align="center" fo:margin-left="0mm"/>
      <style:text-properties fo:color="#ffffff" style:font-name="Consolas"/>
    </style:style>
    <style:style style:name="ce29" style:family="table-cell" style:parent-style-name="Default">
      <style:table-cell-properties fo:background-color="#000000" style:vertical-align="middle"/>
      <style:text-properties fo:color="#ffffff" style:font-name="Consolas"/>
    </style:style>
    <style:style style:name="ce30" style:family="table-cell" style:parent-style-name="Default">
      <style:table-cell-properties fo:border-bottom="0.51pt solid #000000" style:text-align-source="fix" style:repeat-content="false" fo:border-left="0.51pt solid #000000" fo:padding="1.01mm" fo:border-right="1.5pt solid #000000" fo:border-top="1.5pt solid #000000" style:vertical-align="middle"/>
      <style:paragraph-properties fo:text-align="end" fo:margin-left="0mm"/>
      <style:text-properties style:font-name="Consolas"/>
    </style:style>
    <style:style style:name="ce31" style:family="table-cell" style:parent-style-name="Default">
      <style:table-cell-properties fo:border-bottom="0.51pt solid #000000" style:text-align-source="fix" style:repeat-content="false" fo:border-left="0.51pt solid #000000" fo:padding="1.01mm" fo:border-right="1.5pt solid #000000" fo:border-top="0.51pt solid #000000" style:vertical-align="middle"/>
      <style:paragraph-properties fo:text-align="end" fo:margin-left="0mm"/>
      <style:text-properties style:font-name="Consolas"/>
    </style:style>
    <style:style style:name="ce32" style:family="table-cell" style:parent-style-name="Default">
      <style:table-cell-properties fo:border-bottom="1.5pt solid #000000" style:text-align-source="fix" style:repeat-content="false" fo:border-left="0.51pt solid #000000" fo:padding="1.01mm" fo:border-right="1.5pt solid #000000" fo:border-top="0.51pt solid #000000" style:vertical-align="middle"/>
      <style:paragraph-properties fo:text-align="end" fo:margin-left="0mm"/>
      <style:text-properties style:font-name="Consolas"/>
    </style:style>
    <style:style style:name="ce3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Consolas"/>
    </style:style>
    <style:style style:name="ce34" style:family="table-cell" style:parent-style-name="Default" style:data-style-name="N131">
      <style:table-cell-properties fo:border-bottom="0.51pt solid #000000" fo:wrap-option="wrap" fo:border-left="0.51pt solid #000000" fo:border-right="1.5pt solid #000000" fo:border-top="1.5pt solid #000000" style:vertical-align="middle"/>
      <style:text-properties style:font-name="Consolas"/>
    </style:style>
    <style:style style:name="ce35" style:family="table-cell" style:parent-style-name="Default" style:data-style-name="N131">
      <style:table-cell-properties fo:border-bottom="0.51pt solid #000000" fo:wrap-option="wrap" fo:border-left="0.51pt solid #000000" fo:border-right="1.5pt solid #000000" fo:border-top="0.51pt solid #000000" style:vertical-align="middle"/>
      <style:text-properties style:font-name="Consolas"/>
    </style:style>
    <style:style style:name="ce36" style:family="table-cell" style:parent-style-name="Default" style:data-style-name="N131">
      <style:table-cell-properties fo:border-bottom="0.51pt solid #000000" fo:border-left="0.51pt solid #000000" fo:border-right="1.5pt solid #000000" fo:border-top="0.51pt solid #000000" style:vertical-align="middle"/>
      <style:text-properties style:font-name="Consolas"/>
    </style:style>
    <style:style style:name="ce37" style:family="table-cell" style:parent-style-name="Default" style:data-style-name="N131">
      <style:table-cell-properties fo:border-bottom="1.5pt solid #000000" fo:border-left="0.51pt solid #000000" fo:border-right="1.5pt solid #000000" fo:border-top="0.51pt solid #000000" style:vertical-align="middle"/>
      <style:text-properties style:font-name="Consolas"/>
    </style:style>
    <style:style style:name="T1" style:family="text">
      <style:text-properties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xx" style:country-asian="none" style:language-complex="zxx" style:country-complex="non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Questions" table:style-name="ta1" table:protected="true" table:protection-key="Qvbm1COFxGiYLxHndd3dMjWFRXA=" table:protection-key-digest-algorithm="http://www.w3.org/2000/09/xmldsig#sha1" table:print="false">
        <loext:table-protection loext:select-protected-cells="true" loext:select-unprotected-cells="true"/>
        <table:table-column table:style-name="co1" table:default-cell-style-name="ce8"/>
        <table:table-column table:style-name="co2" table:number-columns-repeated="2" table:default-cell-style-name="ce13"/>
        <table:table-column table:style-name="co2" table:default-cell-style-name="ce22"/>
        <table:table-column table:style-name="co1" table:default-cell-style-name="ce8"/>
        <table:table-column table:style-name="co2" table:number-columns-repeated="2" table:default-cell-style-name="ce13"/>
        <table:table-column table:style-name="co2" table:default-cell-style-name="ce22"/>
        <table:table-row table:style-name="ro1">
          <table:table-cell table:style-name="ce6" office:value-type="string" calcext:value-type="string" table:number-columns-spanned="8" table:number-rows-spanned="1">
            <text:p>Standard to Scientific</text:p>
          </table:table-cell>
          <table:covered-table-cell table:number-columns-repeated="7" table:style-name="ce11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2" table:formula="of:=RANDBETWEEN(1;1000)*10^RANDBETWEEN(1;15)" office:value-type="float" office:value="723000000" calcext:value-type="float" table:number-columns-spanned="2" table:number-rows-spanned="1">
            <text:p>723,000,000</text:p>
          </table:table-cell>
          <table:covered-table-cell table:style-name="ce12"/>
          <table:table-cell table:style-name="ce21" office:value-type="string" calcext:value-type="string">
            <text:p><text:span text:style-name="T1">  ⨉</text:span>10^</text:p>
          </table:table-cell>
          <table:table-cell table:style-name="ce7" office:value-type="float" office:value="21" calcext:value-type="float">
            <text:p>21</text:p>
          </table:table-cell>
          <table:table-cell table:style-name="ce12" table:formula="of:=RANDBETWEEN(1;1000)*10^RANDBETWEEN(1;15)" office:value-type="float" office:value="252000" calcext:value-type="float" table:number-columns-spanned="2" table:number-rows-spanned="1">
            <text:p>252,000</text:p>
          </table:table-cell>
          <table:covered-table-cell table:style-name="ce12"/>
          <table:table-cell table:style-name="ce21" office:value-type="string" calcext:value-type="string">
            <text:p><text:span text:style-name="T1">  ⨉</text:span>10^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ANDBETWEEN(1;1000)*10^RANDBETWEEN(1;15)" office:value-type="float" office:value="1.15E+017" calcext:value-type="float" table:number-columns-spanned="2" table:number-rows-spanned="1">
            <text:p>115,000,000,000,000,000</text:p>
          </table:table-cell>
          <table:covered-table-cell/>
          <table:table-cell office:value-type="string" calcext:value-type="string">
            <text:p><text:span text:style-name="T1">  ⨉</text:span>10^</text:p>
          </table:table-cell>
          <table:table-cell office:value-type="float" office:value="22" calcext:value-type="float">
            <text:p>22</text:p>
          </table:table-cell>
          <table:table-cell table:formula="of:=RANDBETWEEN(1;1000)*10^RANDBETWEEN(1;15)" office:value-type="float" office:value="280000" calcext:value-type="float" table:number-columns-spanned="2" table:number-rows-spanned="1">
            <text:p>280,000</text:p>
          </table:table-cell>
          <table:covered-table-cell/>
          <table:table-cell office:value-type="string" calcext:value-type="string">
            <text:p><text:span text:style-name="T1">  ⨉</text:span>10^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ANDBETWEEN(1;1000)*10^RANDBETWEEN(1;15)" office:value-type="float" office:value="2420" calcext:value-type="float" table:number-columns-spanned="2" table:number-rows-spanned="1">
            <text:p>2,420</text:p>
          </table:table-cell>
          <table:covered-table-cell/>
          <table:table-cell office:value-type="string" calcext:value-type="string">
            <text:p><text:span text:style-name="T1">  ⨉</text:span>10^</text:p>
          </table:table-cell>
          <table:table-cell office:value-type="float" office:value="23" calcext:value-type="float">
            <text:p>23</text:p>
          </table:table-cell>
          <table:table-cell table:formula="of:=RANDBETWEEN(1;1000)*10^RANDBETWEEN(1;15)" office:value-type="float" office:value="30700" calcext:value-type="float" table:number-columns-spanned="2" table:number-rows-spanned="1">
            <text:p>30,700</text:p>
          </table:table-cell>
          <table:covered-table-cell/>
          <table:table-cell office:value-type="string" calcext:value-type="string">
            <text:p><text:span text:style-name="T1">  ⨉</text:span>10^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ANDBETWEEN(1;1000)*10^RANDBETWEEN(1;15)" office:value-type="float" office:value="493000000000000" calcext:value-type="float" table:number-columns-spanned="2" table:number-rows-spanned="1">
            <text:p>493,000,000,000,000</text:p>
          </table:table-cell>
          <table:covered-table-cell/>
          <table:table-cell office:value-type="string" calcext:value-type="string">
            <text:p><text:span text:style-name="T1">  ⨉</text:span>10^</text:p>
          </table:table-cell>
          <table:table-cell office:value-type="float" office:value="24" calcext:value-type="float">
            <text:p>24</text:p>
          </table:table-cell>
          <table:table-cell table:formula="of:=RANDBETWEEN(1;1000)*10^RANDBETWEEN(1;15)" office:value-type="float" office:value="140000" calcext:value-type="float" table:number-columns-spanned="2" table:number-rows-spanned="1">
            <text:p>140,000</text:p>
          </table:table-cell>
          <table:covered-table-cell/>
          <table:table-cell office:value-type="string" calcext:value-type="string">
            <text:p><text:span text:style-name="T1">  ⨉</text:span>10^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ANDBETWEEN(1;1000)*10^RANDBETWEEN(1;15)" office:value-type="float" office:value="2790" calcext:value-type="float" table:number-columns-spanned="2" table:number-rows-spanned="1">
            <text:p>2,790</text:p>
          </table:table-cell>
          <table:covered-table-cell/>
          <table:table-cell office:value-type="string" calcext:value-type="string">
            <text:p><text:span text:style-name="T1">  ⨉</text:span>10^</text:p>
          </table:table-cell>
          <table:table-cell office:value-type="float" office:value="25" calcext:value-type="float">
            <text:p>25</text:p>
          </table:table-cell>
          <table:table-cell table:formula="of:=RANDBETWEEN(1;1000)*10^RANDBETWEEN(1;15)" office:value-type="float" office:value="226000000000000" calcext:value-type="float" table:number-columns-spanned="2" table:number-rows-spanned="1">
            <text:p>226,000,000,000,000</text:p>
          </table:table-cell>
          <table:covered-table-cell/>
          <table:table-cell office:value-type="string" calcext:value-type="string">
            <text:p><text:span text:style-name="T1">  ⨉</text:span>10^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ANDBETWEEN(1;1000)*10^RANDBETWEEN(1;15)" office:value-type="float" office:value="328000" calcext:value-type="float" table:number-columns-spanned="2" table:number-rows-spanned="1">
            <text:p>328,000</text:p>
          </table:table-cell>
          <table:covered-table-cell/>
          <table:table-cell office:value-type="string" calcext:value-type="string">
            <text:p><text:span text:style-name="T1">  ⨉</text:span>10^</text:p>
          </table:table-cell>
          <table:table-cell office:value-type="float" office:value="26" calcext:value-type="float">
            <text:p>26</text:p>
          </table:table-cell>
          <table:table-cell table:formula="of:=RANDBETWEEN(1;1000)*10^RANDBETWEEN(1;15)" office:value-type="float" office:value="39700000000" calcext:value-type="float" table:number-columns-spanned="2" table:number-rows-spanned="1">
            <text:p>39,700,000,000</text:p>
          </table:table-cell>
          <table:covered-table-cell/>
          <table:table-cell office:value-type="string" calcext:value-type="string">
            <text:p><text:span text:style-name="T1">  ⨉</text:span>10^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ANDBETWEEN(1;1000)*10^RANDBETWEEN(1;15)" office:value-type="float" office:value="36300000000000" calcext:value-type="float" table:number-columns-spanned="2" table:number-rows-spanned="1">
            <text:p>36,300,000,000,000</text:p>
          </table:table-cell>
          <table:covered-table-cell/>
          <table:table-cell office:value-type="string" calcext:value-type="string">
            <text:p><text:span text:style-name="T1">  ⨉</text:span>10^</text:p>
          </table:table-cell>
          <table:table-cell office:value-type="float" office:value="27" calcext:value-type="float">
            <text:p>27</text:p>
          </table:table-cell>
          <table:table-cell table:formula="of:=RANDBETWEEN(1;1000)*10^RANDBETWEEN(1;15)" office:value-type="float" office:value="253000000" calcext:value-type="float" table:number-columns-spanned="2" table:number-rows-spanned="1">
            <text:p>253,000,000</text:p>
          </table:table-cell>
          <table:covered-table-cell/>
          <table:table-cell office:value-type="string" calcext:value-type="string">
            <text:p><text:span text:style-name="T1">  ⨉</text:span>10^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ANDBETWEEN(1;1000)*10^RANDBETWEEN(1;15)" office:value-type="float" office:value="60200000000" calcext:value-type="float" table:number-columns-spanned="2" table:number-rows-spanned="1">
            <text:p>60,200,000,000</text:p>
          </table:table-cell>
          <table:covered-table-cell/>
          <table:table-cell office:value-type="string" calcext:value-type="string">
            <text:p><text:span text:style-name="T1">  ⨉</text:span>10^</text:p>
          </table:table-cell>
          <table:table-cell office:value-type="float" office:value="28" calcext:value-type="float">
            <text:p>28</text:p>
          </table:table-cell>
          <table:table-cell table:formula="of:=RANDBETWEEN(1;1000)*10^RANDBETWEEN(1;15)" office:value-type="float" office:value="4290000" calcext:value-type="float" table:number-columns-spanned="2" table:number-rows-spanned="1">
            <text:p>4,290,000</text:p>
          </table:table-cell>
          <table:covered-table-cell/>
          <table:table-cell office:value-type="string" calcext:value-type="string">
            <text:p><text:span text:style-name="T1">  ⨉</text:span>10^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ANDBETWEEN(1;1000)*10^RANDBETWEEN(1;15)" office:value-type="float" office:value="2.27E+017" calcext:value-type="float" table:number-columns-spanned="2" table:number-rows-spanned="1">
            <text:p>227,000,000,000,000,000</text:p>
          </table:table-cell>
          <table:covered-table-cell/>
          <table:table-cell office:value-type="string" calcext:value-type="string">
            <text:p><text:span text:style-name="T1">  ⨉</text:span>10^</text:p>
          </table:table-cell>
          <table:table-cell office:value-type="float" office:value="29" calcext:value-type="float">
            <text:p>29</text:p>
          </table:table-cell>
          <table:table-cell table:formula="of:=RANDBETWEEN(1;1000)*10^RANDBETWEEN(1;15)" office:value-type="float" office:value="24200" calcext:value-type="float" table:number-columns-spanned="2" table:number-rows-spanned="1">
            <text:p>24,200</text:p>
          </table:table-cell>
          <table:covered-table-cell/>
          <table:table-cell office:value-type="string" calcext:value-type="string">
            <text:p><text:span text:style-name="T1">  ⨉</text:span>10^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ANDBETWEEN(1;1000)*10^RANDBETWEEN(1;15)" office:value-type="float" office:value="81100000" calcext:value-type="float" table:number-columns-spanned="2" table:number-rows-spanned="1">
            <text:p>81,100,000</text:p>
          </table:table-cell>
          <table:covered-table-cell/>
          <table:table-cell office:value-type="string" calcext:value-type="string">
            <text:p><text:span text:style-name="T1">  ⨉</text:span>10^</text:p>
          </table:table-cell>
          <table:table-cell office:value-type="float" office:value="30" calcext:value-type="float">
            <text:p>30</text:p>
          </table:table-cell>
          <table:table-cell table:formula="of:=RANDBETWEEN(1;1000)*10^RANDBETWEEN(1;15)" office:value-type="float" office:value="3.52E+017" calcext:value-type="float" table:number-columns-spanned="2" table:number-rows-spanned="1">
            <text:p>352,000,000,000,000,000</text:p>
          </table:table-cell>
          <table:covered-table-cell/>
          <table:table-cell office:value-type="string" calcext:value-type="string">
            <text:p><text:span text:style-name="T1">  ⨉</text:span>10^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ANDBETWEEN(1;1000)*10^RANDBETWEEN(1;15)" office:value-type="float" office:value="879000000" calcext:value-type="float" table:number-columns-spanned="2" table:number-rows-spanned="1">
            <text:p>879,000,000</text:p>
          </table:table-cell>
          <table:covered-table-cell/>
          <table:table-cell office:value-type="string" calcext:value-type="string">
            <text:p><text:span text:style-name="T1">  ⨉</text:span>10^</text:p>
          </table:table-cell>
          <table:table-cell office:value-type="float" office:value="31" calcext:value-type="float">
            <text:p>31</text:p>
          </table:table-cell>
          <table:table-cell table:formula="of:=RANDBETWEEN(1;1000)*10^RANDBETWEEN(1;15)" office:value-type="float" office:value="21900" calcext:value-type="float" table:number-columns-spanned="2" table:number-rows-spanned="1">
            <text:p>21,900</text:p>
          </table:table-cell>
          <table:covered-table-cell/>
          <table:table-cell office:value-type="string" calcext:value-type="string">
            <text:p><text:span text:style-name="T1">  ⨉</text:span>10^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ANDBETWEEN(1;1000)*10^RANDBETWEEN(1;15)" office:value-type="float" office:value="91300000000000" calcext:value-type="float" table:number-columns-spanned="2" table:number-rows-spanned="1">
            <text:p>91,300,000,000,000</text:p>
          </table:table-cell>
          <table:covered-table-cell/>
          <table:table-cell office:value-type="string" calcext:value-type="string">
            <text:p><text:span text:style-name="T1">  ⨉</text:span>10^</text:p>
          </table:table-cell>
          <table:table-cell office:value-type="float" office:value="32" calcext:value-type="float">
            <text:p>32</text:p>
          </table:table-cell>
          <table:table-cell table:formula="of:=RANDBETWEEN(1;1000)*10^RANDBETWEEN(1;15)" office:value-type="float" office:value="5640000" calcext:value-type="float" table:number-columns-spanned="2" table:number-rows-spanned="1">
            <text:p>5,640,000</text:p>
          </table:table-cell>
          <table:covered-table-cell/>
          <table:table-cell office:value-type="string" calcext:value-type="string">
            <text:p><text:span text:style-name="T1">  ⨉</text:span>10^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ANDBETWEEN(1;1000)*10^RANDBETWEEN(1;15)" office:value-type="float" office:value="814000000000" calcext:value-type="float" table:number-columns-spanned="2" table:number-rows-spanned="1">
            <text:p>814,000,000,000</text:p>
          </table:table-cell>
          <table:covered-table-cell/>
          <table:table-cell office:value-type="string" calcext:value-type="string">
            <text:p><text:span text:style-name="T1">  ⨉</text:span>10^</text:p>
          </table:table-cell>
          <table:table-cell office:value-type="float" office:value="33" calcext:value-type="float">
            <text:p>33</text:p>
          </table:table-cell>
          <table:table-cell table:formula="of:=RANDBETWEEN(1;1000)*10^RANDBETWEEN(1;15)" office:value-type="float" office:value="945000" calcext:value-type="float" table:number-columns-spanned="2" table:number-rows-spanned="1">
            <text:p>945,000</text:p>
          </table:table-cell>
          <table:covered-table-cell/>
          <table:table-cell office:value-type="string" calcext:value-type="string">
            <text:p><text:span text:style-name="T1">  ⨉</text:span>10^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ANDBETWEEN(1;1000)*10^RANDBETWEEN(1;15)" office:value-type="float" office:value="7840000000000" calcext:value-type="float" table:number-columns-spanned="2" table:number-rows-spanned="1">
            <text:p>7,840,000,000,000</text:p>
          </table:table-cell>
          <table:covered-table-cell/>
          <table:table-cell office:value-type="string" calcext:value-type="string">
            <text:p><text:span text:style-name="T1">  ⨉</text:span>10^</text:p>
          </table:table-cell>
          <table:table-cell office:value-type="float" office:value="34" calcext:value-type="float">
            <text:p>34</text:p>
          </table:table-cell>
          <table:table-cell table:formula="of:=RANDBETWEEN(1;1000)*10^RANDBETWEEN(1;15)" office:value-type="float" office:value="309000" calcext:value-type="float" table:number-columns-spanned="2" table:number-rows-spanned="1">
            <text:p>309,000</text:p>
          </table:table-cell>
          <table:covered-table-cell/>
          <table:table-cell office:value-type="string" calcext:value-type="string">
            <text:p><text:span text:style-name="T1">  ⨉</text:span>10^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ANDBETWEEN(1;1000)*10^RANDBETWEEN(1;15)" office:value-type="float" office:value="1810" calcext:value-type="float" table:number-columns-spanned="2" table:number-rows-spanned="1">
            <text:p>1,810</text:p>
          </table:table-cell>
          <table:covered-table-cell/>
          <table:table-cell office:value-type="string" calcext:value-type="string">
            <text:p><text:span text:style-name="T1">  ⨉</text:span>10^</text:p>
          </table:table-cell>
          <table:table-cell office:value-type="float" office:value="35" calcext:value-type="float">
            <text:p>35</text:p>
          </table:table-cell>
          <table:table-cell table:formula="of:=RANDBETWEEN(1;1000)*10^RANDBETWEEN(1;15)" office:value-type="float" office:value="68900000000" calcext:value-type="float" table:number-columns-spanned="2" table:number-rows-spanned="1">
            <text:p>68,900,000,000</text:p>
          </table:table-cell>
          <table:covered-table-cell/>
          <table:table-cell office:value-type="string" calcext:value-type="string">
            <text:p><text:span text:style-name="T1">  ⨉</text:span>10^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ANDBETWEEN(1;1000)*10^RANDBETWEEN(1;15)" office:value-type="float" office:value="840" calcext:value-type="float" table:number-columns-spanned="2" table:number-rows-spanned="1">
            <text:p>840</text:p>
          </table:table-cell>
          <table:covered-table-cell/>
          <table:table-cell office:value-type="string" calcext:value-type="string">
            <text:p><text:span text:style-name="T1">  ⨉</text:span>10^</text:p>
          </table:table-cell>
          <table:table-cell office:value-type="float" office:value="36" calcext:value-type="float">
            <text:p>36</text:p>
          </table:table-cell>
          <table:table-cell table:formula="of:=RANDBETWEEN(1;1000)*10^RANDBETWEEN(1;15)" office:value-type="float" office:value="640000000" calcext:value-type="float" table:number-columns-spanned="2" table:number-rows-spanned="1">
            <text:p>640,000,000</text:p>
          </table:table-cell>
          <table:covered-table-cell/>
          <table:table-cell office:value-type="string" calcext:value-type="string">
            <text:p><text:span text:style-name="T1">  ⨉</text:span>10^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ANDBETWEEN(1;1000)*10^RANDBETWEEN(1;15)" office:value-type="float" office:value="25600000" calcext:value-type="float" table:number-columns-spanned="2" table:number-rows-spanned="1">
            <text:p>25,600,000</text:p>
          </table:table-cell>
          <table:covered-table-cell/>
          <table:table-cell office:value-type="string" calcext:value-type="string">
            <text:p><text:span text:style-name="T1">  ⨉</text:span>10^</text:p>
          </table:table-cell>
          <table:table-cell office:value-type="float" office:value="37" calcext:value-type="float">
            <text:p>37</text:p>
          </table:table-cell>
          <table:table-cell table:formula="of:=RANDBETWEEN(1;1000)*10^RANDBETWEEN(1;15)" office:value-type="float" office:value="31300" calcext:value-type="float" table:number-columns-spanned="2" table:number-rows-spanned="1">
            <text:p>31,300</text:p>
          </table:table-cell>
          <table:covered-table-cell/>
          <table:table-cell office:value-type="string" calcext:value-type="string">
            <text:p><text:span text:style-name="T1">  ⨉</text:span>10^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ANDBETWEEN(1;1000)*10^RANDBETWEEN(1;15)" office:value-type="float" office:value="60300" calcext:value-type="float" table:number-columns-spanned="2" table:number-rows-spanned="1">
            <text:p>60,300</text:p>
          </table:table-cell>
          <table:covered-table-cell/>
          <table:table-cell office:value-type="string" calcext:value-type="string">
            <text:p><text:span text:style-name="T1">  ⨉</text:span>10^</text:p>
          </table:table-cell>
          <table:table-cell office:value-type="float" office:value="38" calcext:value-type="float">
            <text:p>38</text:p>
          </table:table-cell>
          <table:table-cell table:formula="of:=RANDBETWEEN(1;1000)*10^RANDBETWEEN(1;15)" office:value-type="float" office:value="8600" calcext:value-type="float" table:number-columns-spanned="2" table:number-rows-spanned="1">
            <text:p>8,600</text:p>
          </table:table-cell>
          <table:covered-table-cell/>
          <table:table-cell office:value-type="string" calcext:value-type="string">
            <text:p><text:span text:style-name="T1">  ⨉</text:span>10^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ANDBETWEEN(1;1000)*10^RANDBETWEEN(1;15)" office:value-type="float" office:value="48900000000" calcext:value-type="float" table:number-columns-spanned="2" table:number-rows-spanned="1">
            <text:p>48,900,000,000</text:p>
          </table:table-cell>
          <table:covered-table-cell/>
          <table:table-cell office:value-type="string" calcext:value-type="string">
            <text:p><text:span text:style-name="T1">  ⨉</text:span>10^</text:p>
          </table:table-cell>
          <table:table-cell office:value-type="float" office:value="39" calcext:value-type="float">
            <text:p>39</text:p>
          </table:table-cell>
          <table:table-cell table:formula="of:=RANDBETWEEN(1;1000)*10^RANDBETWEEN(1;15)" office:value-type="float" office:value="7340" calcext:value-type="float" table:number-columns-spanned="2" table:number-rows-spanned="1">
            <text:p>7,340</text:p>
          </table:table-cell>
          <table:covered-table-cell/>
          <table:table-cell office:value-type="string" calcext:value-type="string">
            <text:p><text:span text:style-name="T1">  ⨉</text:span>10^</text:p>
          </table:table-cell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4" table:formula="of:=RANDBETWEEN(1;1000)*10^RANDBETWEEN(1;15)" office:value-type="float" office:value="9.56E+016" calcext:value-type="float" table:number-columns-spanned="2" table:number-rows-spanned="1">
            <text:p>95,600,000,000,000,000</text:p>
          </table:table-cell>
          <table:covered-table-cell table:style-name="ce14"/>
          <table:table-cell table:style-name="ce23" office:value-type="string" calcext:value-type="string">
            <text:p><text:span text:style-name="T1">  ⨉</text:span>10^</text:p>
          </table:table-cell>
          <table:table-cell table:style-name="ce10" office:value-type="float" office:value="40" calcext:value-type="float">
            <text:p>40</text:p>
          </table:table-cell>
          <table:table-cell table:style-name="ce14" table:formula="of:=RANDBETWEEN(1;1000)*10^RANDBETWEEN(1;15)" office:value-type="float" office:value="77200000" calcext:value-type="float" table:number-columns-spanned="2" table:number-rows-spanned="1">
            <text:p>77,200,000</text:p>
          </table:table-cell>
          <table:covered-table-cell table:style-name="ce14"/>
          <table:table-cell table:style-name="ce23" office:value-type="string" calcext:value-type="string">
            <text:p><text:span text:style-name="T1">  ⨉</text:span>10^</text:p>
          </table:table-cell>
        </table:table-row>
        <table:table-row table:style-name="ro1">
          <table:table-cell table:style-name="ce6" office:value-type="string" calcext:value-type="string" table:number-columns-spanned="8" table:number-rows-spanned="1">
            <text:p>Scientific to Standard</text:p>
          </table:table-cell>
          <table:covered-table-cell table:number-columns-repeated="7" table:style-name="ce11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5" table:formula="of:=CONCATENATE(RANDBETWEEN(1;10);&quot;⨉10^&quot;;RANDBETWEEN(1;15))" office:value-type="string" office:string-value="3⨉10^10" calcext:value-type="string">
            <text:p>3⨉10^10</text:p>
          </table:table-cell>
          <table:table-cell table:style-name="ce18" table:number-columns-spanned="2" table:number-rows-spanned="1"/>
          <table:covered-table-cell table:style-name="ce46"/>
          <table:table-cell table:style-name="ce7" office:value-type="float" office:value="21" calcext:value-type="float">
            <text:p>21</text:p>
          </table:table-cell>
          <table:table-cell table:style-name="ce25" table:formula="of:=CONCATENATE(&#10;    RANDBETWEEN(1;9);&#10;    &quot;.&quot;;&#10;    RANDBETWEEN(0;9);&#10;    RANDBETWEEN(0;9);&#10;    &quot;⨉10^&quot;;&#10;    RANDBETWEEN(1;15)&#10;)" office:value-type="string" office:string-value="4.07⨉10^3" calcext:value-type="string">
            <text:p>4.07⨉10^3</text:p>
          </table:table-cell>
          <table:table-cell table:style-name="ce46" table:number-columns-spanned="2" table:number-rows-spanned="1"/>
          <table:covered-table-cell table:style-name="ce4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6" table:formula="of:=CONCATENATE(RANDBETWEEN(1;10);&quot;⨉10^&quot;;RANDBETWEEN(1;15))" office:value-type="string" office:string-value="6⨉10^10" calcext:value-type="string">
            <text:p>6⨉10^10</text:p>
          </table:table-cell>
          <table:table-cell table:style-name="ce41" table:number-columns-spanned="2" table:number-rows-spanned="1"/>
          <table:covered-table-cell table:style-name="ce41"/>
          <table:table-cell office:value-type="float" office:value="22" calcext:value-type="float">
            <text:p>22</text:p>
          </table:table-cell>
          <table:table-cell table:style-name="ce26" table:formula="of:=CONCATENATE(&#10;    RANDBETWEEN(1;9);&#10;    &quot;.&quot;;&#10;    RANDBETWEEN(0;9);&#10;    RANDBETWEEN(0;9);&#10;    &quot;⨉10^&quot;;&#10;    RANDBETWEEN(1;15)&#10;)" office:value-type="string" office:string-value="9.37⨉10^10" calcext:value-type="string">
            <text:p>9.37⨉10^10</text:p>
          </table:table-cell>
          <table:table-cell table:style-name="ce41" table:number-columns-spanned="2" table:number-rows-spanned="1"/>
          <table:covered-table-cell table:style-name="ce4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6" table:formula="of:=CONCATENATE(RANDBETWEEN(1;10);&quot;⨉10^&quot;;RANDBETWEEN(1;15))" office:value-type="string" office:string-value="9⨉10^11" calcext:value-type="string">
            <text:p>9⨉10^11</text:p>
          </table:table-cell>
          <table:table-cell table:style-name="ce41" table:number-columns-spanned="2" table:number-rows-spanned="1"/>
          <table:covered-table-cell table:style-name="ce41"/>
          <table:table-cell office:value-type="float" office:value="23" calcext:value-type="float">
            <text:p>23</text:p>
          </table:table-cell>
          <table:table-cell table:style-name="ce26" table:formula="of:=CONCATENATE(&#10;    RANDBETWEEN(1;9);&#10;    &quot;.&quot;;&#10;    RANDBETWEEN(0;9);&#10;    RANDBETWEEN(0;9);&#10;    &quot;⨉10^&quot;;&#10;    RANDBETWEEN(1;15)&#10;)" office:value-type="string" office:string-value="3.96⨉10^5" calcext:value-type="string">
            <text:p>3.96⨉10^5</text:p>
          </table:table-cell>
          <table:table-cell table:style-name="ce41" table:number-columns-spanned="2" table:number-rows-spanned="1"/>
          <table:covered-table-cell table:style-name="ce4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6" table:formula="of:=CONCATENATE(RANDBETWEEN(1;10);&quot;⨉10^&quot;;RANDBETWEEN(1;15))" office:value-type="string" office:string-value="10⨉10^14" calcext:value-type="string">
            <text:p>10⨉10^14</text:p>
          </table:table-cell>
          <table:table-cell table:style-name="ce41" table:number-columns-spanned="2" table:number-rows-spanned="1"/>
          <table:covered-table-cell table:style-name="ce41"/>
          <table:table-cell office:value-type="float" office:value="24" calcext:value-type="float">
            <text:p>24</text:p>
          </table:table-cell>
          <table:table-cell table:style-name="ce26" table:formula="of:=CONCATENATE(&#10;    RANDBETWEEN(1;9);&#10;    &quot;.&quot;;&#10;    RANDBETWEEN(0;9);&#10;    RANDBETWEEN(0;9);&#10;    &quot;⨉10^&quot;;&#10;    RANDBETWEEN(1;15)&#10;)" office:value-type="string" office:string-value="4.30⨉10^10" calcext:value-type="string">
            <text:p>4.30⨉10^10</text:p>
          </table:table-cell>
          <table:table-cell table:style-name="ce41" table:number-columns-spanned="2" table:number-rows-spanned="1"/>
          <table:covered-table-cell table:style-name="ce4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6" table:formula="of:=CONCATENATE(RANDBETWEEN(1;10);&quot;⨉10^&quot;;RANDBETWEEN(1;15))" office:value-type="string" office:string-value="2⨉10^5" calcext:value-type="string">
            <text:p>2⨉10^5</text:p>
          </table:table-cell>
          <table:table-cell table:style-name="ce41" table:number-columns-spanned="2" table:number-rows-spanned="1"/>
          <table:covered-table-cell table:style-name="ce41"/>
          <table:table-cell office:value-type="float" office:value="25" calcext:value-type="float">
            <text:p>25</text:p>
          </table:table-cell>
          <table:table-cell table:style-name="ce26" table:formula="of:=CONCATENATE(&#10;    RANDBETWEEN(1;9);&#10;    &quot;.&quot;;&#10;    RANDBETWEEN(0;9);&#10;    RANDBETWEEN(0;9);&#10;    &quot;⨉10^&quot;;&#10;    RANDBETWEEN(1;15)&#10;)" office:value-type="string" office:string-value="6.46⨉10^4" calcext:value-type="string">
            <text:p>6.46⨉10^4</text:p>
          </table:table-cell>
          <table:table-cell table:style-name="ce41" table:number-columns-spanned="2" table:number-rows-spanned="1"/>
          <table:covered-table-cell table:style-name="ce4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6" table:formula="of:=CONCATENATE(RANDBETWEEN(1;10);&quot;⨉10^&quot;;RANDBETWEEN(1;15))" office:value-type="string" office:string-value="1⨉10^1" calcext:value-type="string">
            <text:p>1⨉10^1</text:p>
          </table:table-cell>
          <table:table-cell table:style-name="ce41" table:number-columns-spanned="2" table:number-rows-spanned="1"/>
          <table:covered-table-cell table:style-name="ce41"/>
          <table:table-cell office:value-type="float" office:value="26" calcext:value-type="float">
            <text:p>26</text:p>
          </table:table-cell>
          <table:table-cell table:style-name="ce26" table:formula="of:=CONCATENATE(&#10;    RANDBETWEEN(1;9);&#10;    &quot;.&quot;;&#10;    RANDBETWEEN(0;9);&#10;    RANDBETWEEN(0;9);&#10;    &quot;⨉10^&quot;;&#10;    RANDBETWEEN(1;15)&#10;)" office:value-type="string" office:string-value="7.21⨉10^4" calcext:value-type="string">
            <text:p>7.21⨉10^4</text:p>
          </table:table-cell>
          <table:table-cell table:style-name="ce41" table:number-columns-spanned="2" table:number-rows-spanned="1"/>
          <table:covered-table-cell table:style-name="ce4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6" table:formula="of:=CONCATENATE(RANDBETWEEN(1;10);&quot;⨉10^&quot;;RANDBETWEEN(1;15))" office:value-type="string" office:string-value="4⨉10^9" calcext:value-type="string">
            <text:p>4⨉10^9</text:p>
          </table:table-cell>
          <table:table-cell table:style-name="ce41" table:number-columns-spanned="2" table:number-rows-spanned="1"/>
          <table:covered-table-cell table:style-name="ce41"/>
          <table:table-cell office:value-type="float" office:value="27" calcext:value-type="float">
            <text:p>27</text:p>
          </table:table-cell>
          <table:table-cell table:style-name="ce26" table:formula="of:=CONCATENATE(&#10;    RANDBETWEEN(1;9);&#10;    &quot;.&quot;;&#10;    RANDBETWEEN(0;9);&#10;    RANDBETWEEN(0;9);&#10;    &quot;⨉10^&quot;;&#10;    RANDBETWEEN(1;15)&#10;)" office:value-type="string" office:string-value="3.53⨉10^10" calcext:value-type="string">
            <text:p>3.53⨉10^10</text:p>
          </table:table-cell>
          <table:table-cell table:style-name="ce41" table:number-columns-spanned="2" table:number-rows-spanned="1"/>
          <table:covered-table-cell table:style-name="ce4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6" table:formula="of:=CONCATENATE(RANDBETWEEN(1;10);&quot;⨉10^&quot;;RANDBETWEEN(1;15))" office:value-type="string" office:string-value="4⨉10^14" calcext:value-type="string">
            <text:p>4⨉10^14</text:p>
          </table:table-cell>
          <table:table-cell table:style-name="ce41" table:number-columns-spanned="2" table:number-rows-spanned="1"/>
          <table:covered-table-cell table:style-name="ce41"/>
          <table:table-cell office:value-type="float" office:value="28" calcext:value-type="float">
            <text:p>28</text:p>
          </table:table-cell>
          <table:table-cell table:style-name="ce26" table:formula="of:=CONCATENATE(&#10;    RANDBETWEEN(1;9);&#10;    &quot;.&quot;;&#10;    RANDBETWEEN(0;9);&#10;    RANDBETWEEN(0;9);&#10;    &quot;⨉10^&quot;;&#10;    RANDBETWEEN(1;15)&#10;)" office:value-type="string" office:string-value="1.27⨉10^5" calcext:value-type="string">
            <text:p>1.27⨉10^5</text:p>
          </table:table-cell>
          <table:table-cell table:style-name="ce41" table:number-columns-spanned="2" table:number-rows-spanned="1"/>
          <table:covered-table-cell table:style-name="ce4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6" table:formula="of:=CONCATENATE(RANDBETWEEN(1;10);&quot;⨉10^&quot;;RANDBETWEEN(1;15))" office:value-type="string" office:string-value="6⨉10^3" calcext:value-type="string">
            <text:p>6⨉10^3</text:p>
          </table:table-cell>
          <table:table-cell table:style-name="ce41" table:number-columns-spanned="2" table:number-rows-spanned="1"/>
          <table:covered-table-cell table:style-name="ce41"/>
          <table:table-cell office:value-type="float" office:value="29" calcext:value-type="float">
            <text:p>29</text:p>
          </table:table-cell>
          <table:table-cell table:style-name="ce26" table:formula="of:=CONCATENATE(&#10;    RANDBETWEEN(1;9);&#10;    &quot;.&quot;;&#10;    RANDBETWEEN(0;9);&#10;    RANDBETWEEN(0;9);&#10;    &quot;⨉10^&quot;;&#10;    RANDBETWEEN(1;15)&#10;)" office:value-type="string" office:string-value="5.83⨉10^13" calcext:value-type="string">
            <text:p>5.83⨉10^13</text:p>
          </table:table-cell>
          <table:table-cell table:style-name="ce41" table:number-columns-spanned="2" table:number-rows-spanned="1"/>
          <table:covered-table-cell table:style-name="ce4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6" table:formula="of:=CONCATENATE(     RANDBETWEEN(1;9);     &quot;.&quot;;     RANDBETWEEN(0;9);     &quot;⨉10^&quot;;     RANDBETWEEN(1;15) )" office:value-type="string" office:string-value="5.2⨉10^8" calcext:value-type="string">
            <text:p>5.2⨉10^8</text:p>
          </table:table-cell>
          <table:table-cell table:style-name="ce41" table:number-columns-spanned="2" table:number-rows-spanned="1"/>
          <table:covered-table-cell table:style-name="ce41"/>
          <table:table-cell office:value-type="float" office:value="30" calcext:value-type="float">
            <text:p>30</text:p>
          </table:table-cell>
          <table:table-cell table:style-name="ce26" table:formula="of:=CONCATENATE(&#10;    RANDBETWEEN(1;9);&#10;    &quot;.&quot;;&#10;    RANDBETWEEN(0;9);&#10;    RANDBETWEEN(0;9);&#10;    &quot;⨉10^&quot;;&#10;    RANDBETWEEN(1;15)&#10;)" office:value-type="string" office:string-value="7.83⨉10^13" calcext:value-type="string">
            <text:p>7.83⨉10^13</text:p>
          </table:table-cell>
          <table:table-cell table:style-name="ce41" table:number-columns-spanned="2" table:number-rows-spanned="1"/>
          <table:covered-table-cell table:style-name="ce4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6" table:formula="of:=CONCATENATE(     RANDBETWEEN(1;9);     &quot;.&quot;;     RANDBETWEEN(0;9);     &quot;⨉10^&quot;;     RANDBETWEEN(1;15) )" office:value-type="string" office:string-value="7.0⨉10^7" calcext:value-type="string">
            <text:p>7.0⨉10^7</text:p>
          </table:table-cell>
          <table:table-cell table:style-name="ce41" table:number-columns-spanned="2" table:number-rows-spanned="1"/>
          <table:covered-table-cell table:style-name="ce41"/>
          <table:table-cell office:value-type="float" office:value="31" calcext:value-type="float">
            <text:p>31</text:p>
          </table:table-cell>
          <table:table-cell table:style-name="ce26" table:formula="of:=CONCATENATE(&#10;    RANDBETWEEN(1;9);&#10;    &quot;.&quot;;&#10;    RANDBETWEEN(0;9);&#10;    RANDBETWEEN(0;9);&#10;    RANDBETWEEN(0;9);&#10;    &quot;⨉10^&quot;;&#10;    RANDBETWEEN(1;15)&#10;)" office:value-type="string" office:string-value="8.713⨉10^1" calcext:value-type="string">
            <text:p>8.713⨉10^1</text:p>
          </table:table-cell>
          <table:table-cell table:style-name="ce41" table:number-columns-spanned="2" table:number-rows-spanned="1"/>
          <table:covered-table-cell table:style-name="ce4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6" table:formula="of:=CONCATENATE(     RANDBETWEEN(1;9);     &quot;.&quot;;     RANDBETWEEN(0;9);     &quot;⨉10^&quot;;     RANDBETWEEN(1;15) )" office:value-type="string" office:string-value="3.7⨉10^4" calcext:value-type="string">
            <text:p>3.7⨉10^4</text:p>
          </table:table-cell>
          <table:table-cell table:style-name="ce41" table:number-columns-spanned="2" table:number-rows-spanned="1"/>
          <table:covered-table-cell table:style-name="ce41"/>
          <table:table-cell office:value-type="float" office:value="32" calcext:value-type="float">
            <text:p>32</text:p>
          </table:table-cell>
          <table:table-cell table:style-name="ce26" table:formula="of:=CONCATENATE(&#10;    RANDBETWEEN(1;9);&#10;    &quot;.&quot;;&#10;    RANDBETWEEN(0;9);&#10;    RANDBETWEEN(0;9);&#10;    RANDBETWEEN(0;9);&#10;    &quot;⨉10^&quot;;&#10;    RANDBETWEEN(1;15)&#10;)" office:value-type="string" office:string-value="7.744⨉10^14" calcext:value-type="string">
            <text:p>7.744⨉10^14</text:p>
          </table:table-cell>
          <table:table-cell table:style-name="ce41" table:number-columns-spanned="2" table:number-rows-spanned="1"/>
          <table:covered-table-cell table:style-name="ce4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6" table:formula="of:=CONCATENATE(     RANDBETWEEN(1;9);     &quot;.&quot;;     RANDBETWEEN(0;9);     &quot;⨉10^&quot;;     RANDBETWEEN(1;15) )" office:value-type="string" office:string-value="5.4⨉10^8" calcext:value-type="string">
            <text:p>5.4⨉10^8</text:p>
          </table:table-cell>
          <table:table-cell table:style-name="ce41" table:number-columns-spanned="2" table:number-rows-spanned="1"/>
          <table:covered-table-cell table:style-name="ce41"/>
          <table:table-cell office:value-type="float" office:value="33" calcext:value-type="float">
            <text:p>33</text:p>
          </table:table-cell>
          <table:table-cell table:style-name="ce26" table:formula="of:=CONCATENATE(&#10;    RANDBETWEEN(1;9);&#10;    &quot;.&quot;;&#10;    RANDBETWEEN(0;9);&#10;    RANDBETWEEN(0;9);&#10;    RANDBETWEEN(0;9);&#10;    &quot;⨉10^&quot;;&#10;    RANDBETWEEN(1;15)&#10;)" office:value-type="string" office:string-value="7.334⨉10^7" calcext:value-type="string">
            <text:p>7.334⨉10^7</text:p>
          </table:table-cell>
          <table:table-cell table:style-name="ce41" table:number-columns-spanned="2" table:number-rows-spanned="1"/>
          <table:covered-table-cell table:style-name="ce4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6" table:formula="of:=CONCATENATE(     RANDBETWEEN(1;9);     &quot;.&quot;;     RANDBETWEEN(0;9);     &quot;⨉10^&quot;;     RANDBETWEEN(1;15) )" office:value-type="string" office:string-value="1.9⨉10^2" calcext:value-type="string">
            <text:p>1.9⨉10^2</text:p>
          </table:table-cell>
          <table:table-cell table:style-name="ce41" table:number-columns-spanned="2" table:number-rows-spanned="1"/>
          <table:covered-table-cell table:style-name="ce41"/>
          <table:table-cell office:value-type="float" office:value="34" calcext:value-type="float">
            <text:p>34</text:p>
          </table:table-cell>
          <table:table-cell table:style-name="ce26" table:formula="of:=CONCATENATE(&#10;    RANDBETWEEN(1;9);&#10;    &quot;.&quot;;&#10;    RANDBETWEEN(0;9);&#10;    RANDBETWEEN(0;9);&#10;    RANDBETWEEN(0;9);&#10;    &quot;⨉10^&quot;;&#10;    RANDBETWEEN(1;15)&#10;)" office:value-type="string" office:string-value="2.592⨉10^3" calcext:value-type="string">
            <text:p>2.592⨉10^3</text:p>
          </table:table-cell>
          <table:table-cell table:style-name="ce41" table:number-columns-spanned="2" table:number-rows-spanned="1"/>
          <table:covered-table-cell table:style-name="ce4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6" table:formula="of:=CONCATENATE(     RANDBETWEEN(1;9);     &quot;.&quot;;     RANDBETWEEN(0;9);     &quot;⨉10^&quot;;     RANDBETWEEN(1;15) )" office:value-type="string" office:string-value="7.4⨉10^8" calcext:value-type="string">
            <text:p>7.4⨉10^8</text:p>
          </table:table-cell>
          <table:table-cell table:style-name="ce41" table:number-columns-spanned="2" table:number-rows-spanned="1"/>
          <table:covered-table-cell table:style-name="ce41"/>
          <table:table-cell office:value-type="float" office:value="35" calcext:value-type="float">
            <text:p>35</text:p>
          </table:table-cell>
          <table:table-cell table:style-name="ce26" table:formula="of:=CONCATENATE(&#10;    RANDBETWEEN(1;9);&#10;    &quot;.&quot;;&#10;    RANDBETWEEN(0;9);&#10;    RANDBETWEEN(0;9);&#10;    RANDBETWEEN(0;9);&#10;    &quot;⨉10^&quot;;&#10;    RANDBETWEEN(1;15)&#10;)" office:value-type="string" office:string-value="2.899⨉10^8" calcext:value-type="string">
            <text:p>2.899⨉10^8</text:p>
          </table:table-cell>
          <table:table-cell table:style-name="ce41" table:number-columns-spanned="2" table:number-rows-spanned="1"/>
          <table:covered-table-cell table:style-name="ce4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6" table:formula="of:=CONCATENATE(     RANDBETWEEN(1;9);     &quot;.&quot;;     RANDBETWEEN(0;9);     &quot;⨉10^&quot;;     RANDBETWEEN(1;15) )" office:value-type="string" office:string-value="8.0⨉10^8" calcext:value-type="string">
            <text:p>8.0⨉10^8</text:p>
          </table:table-cell>
          <table:table-cell table:style-name="ce41" table:number-columns-spanned="2" table:number-rows-spanned="1"/>
          <table:covered-table-cell table:style-name="ce41"/>
          <table:table-cell office:value-type="float" office:value="36" calcext:value-type="float">
            <text:p>36</text:p>
          </table:table-cell>
          <table:table-cell table:style-name="ce26" table:formula="of:=CONCATENATE(&#10;    RANDBETWEEN(1;9);&#10;    &quot;.&quot;;&#10;    RANDBETWEEN(0;9);&#10;    RANDBETWEEN(0;9);&#10;    RANDBETWEEN(0;9);&#10;    &quot;⨉10^&quot;;&#10;    RANDBETWEEN(1;15)&#10;)" office:value-type="string" office:string-value="9.765⨉10^10" calcext:value-type="string">
            <text:p>9.765⨉10^10</text:p>
          </table:table-cell>
          <table:table-cell table:style-name="ce41" table:number-columns-spanned="2" table:number-rows-spanned="1"/>
          <table:covered-table-cell table:style-name="ce4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6" table:formula="of:=CONCATENATE(     RANDBETWEEN(1;9);     &quot;.&quot;;     RANDBETWEEN(0;9);     &quot;⨉10^&quot;;     RANDBETWEEN(1;15) )" office:value-type="string" office:string-value="4.5⨉10^7" calcext:value-type="string">
            <text:p>4.5⨉10^7</text:p>
          </table:table-cell>
          <table:table-cell table:style-name="ce41" table:number-columns-spanned="2" table:number-rows-spanned="1"/>
          <table:covered-table-cell table:style-name="ce41"/>
          <table:table-cell office:value-type="float" office:value="37" calcext:value-type="float">
            <text:p>37</text:p>
          </table:table-cell>
          <table:table-cell table:style-name="ce26" table:formula="of:=CONCATENATE(&#10;    RANDBETWEEN(1;9);&#10;    &quot;.&quot;;&#10;    RANDBETWEEN(0;9);&#10;    RANDBETWEEN(0;9);&#10;    RANDBETWEEN(0;9);&#10;    &quot;⨉10^&quot;;&#10;    RANDBETWEEN(1;15)&#10;)" office:value-type="string" office:string-value="2.130⨉10^12" calcext:value-type="string">
            <text:p>2.130⨉10^12</text:p>
          </table:table-cell>
          <table:table-cell table:style-name="ce41" table:number-columns-spanned="2" table:number-rows-spanned="1"/>
          <table:covered-table-cell table:style-name="ce4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6" table:formula="of:=CONCATENATE(     RANDBETWEEN(1;9);     &quot;.&quot;;     RANDBETWEEN(0;9);     &quot;⨉10^&quot;;     RANDBETWEEN(1;15) )" office:value-type="string" office:string-value="9.0⨉10^10" calcext:value-type="string">
            <text:p>9.0⨉10^10</text:p>
          </table:table-cell>
          <table:table-cell table:style-name="ce41" table:number-columns-spanned="2" table:number-rows-spanned="1"/>
          <table:covered-table-cell table:style-name="ce41"/>
          <table:table-cell office:value-type="float" office:value="38" calcext:value-type="float">
            <text:p>38</text:p>
          </table:table-cell>
          <table:table-cell table:style-name="ce26" table:formula="of:=CONCATENATE(&#10;    RANDBETWEEN(1;9);&#10;    &quot;.&quot;;&#10;    RANDBETWEEN(0;9);&#10;    RANDBETWEEN(0;9);&#10;    RANDBETWEEN(0;9);&#10;    &quot;⨉10^&quot;;&#10;    RANDBETWEEN(1;15)&#10;)" office:value-type="string" office:string-value="1.922⨉10^9" calcext:value-type="string">
            <text:p>1.922⨉10^9</text:p>
          </table:table-cell>
          <table:table-cell table:style-name="ce41" table:number-columns-spanned="2" table:number-rows-spanned="1"/>
          <table:covered-table-cell table:style-name="ce4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6" table:formula="of:=CONCATENATE(     RANDBETWEEN(1;9);     &quot;.&quot;;     RANDBETWEEN(0;9);     &quot;⨉10^&quot;;     RANDBETWEEN(1;15) )" office:value-type="string" office:string-value="4.1⨉10^13" calcext:value-type="string">
            <text:p>4.1⨉10^13</text:p>
          </table:table-cell>
          <table:table-cell table:style-name="ce41" table:number-columns-spanned="2" table:number-rows-spanned="1"/>
          <table:covered-table-cell table:style-name="ce41"/>
          <table:table-cell office:value-type="float" office:value="39" calcext:value-type="float">
            <text:p>39</text:p>
          </table:table-cell>
          <table:table-cell table:style-name="ce26" table:formula="of:=CONCATENATE(&#10;    RANDBETWEEN(1;9);&#10;    &quot;.&quot;;&#10;    RANDBETWEEN(0;9);&#10;    RANDBETWEEN(0;9);&#10;    RANDBETWEEN(0;9);&#10;    &quot;⨉10^&quot;;&#10;    RANDBETWEEN(1;15)&#10;)" office:value-type="string" office:string-value="9.356⨉10^10" calcext:value-type="string">
            <text:p>9.356⨉10^10</text:p>
          </table:table-cell>
          <table:table-cell table:style-name="ce41" table:number-columns-spanned="2" table:number-rows-spanned="1"/>
          <table:covered-table-cell table:style-name="ce41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7" table:formula="of:=CONCATENATE(     RANDBETWEEN(1;9);     &quot;.&quot;;     RANDBETWEEN(0;9);     &quot;⨉10^&quot;;     RANDBETWEEN(1;15) )" office:value-type="string" office:string-value="7.3⨉10^9" calcext:value-type="string">
            <text:p>7.3⨉10^9</text:p>
          </table:table-cell>
          <table:table-cell table:style-name="ce42" table:number-columns-spanned="2" table:number-rows-spanned="1"/>
          <table:covered-table-cell table:style-name="ce42"/>
          <table:table-cell table:style-name="ce10" office:value-type="float" office:value="40" calcext:value-type="float">
            <text:p>40</text:p>
          </table:table-cell>
          <table:table-cell table:style-name="ce27" table:formula="of:=CONCATENATE(&#10;    RANDBETWEEN(1;9);&#10;    &quot;.&quot;;&#10;    RANDBETWEEN(0;9);&#10;    RANDBETWEEN(0;9);&#10;    RANDBETWEEN(0;9);&#10;    &quot;⨉10^&quot;;&#10;    RANDBETWEEN(1;15)&#10;)" office:value-type="string" office:string-value="6.631⨉10^13" calcext:value-type="string">
            <text:p>6.631⨉10^13</text:p>
          </table:table-cell>
          <table:table-cell table:style-name="ce42" table:number-columns-spanned="2" table:number-rows-spanned="1"/>
          <table:covered-table-cell table:style-name="ce42"/>
        </table:table-row>
      </table:table>
      <table:table table:name="Answers" table:style-name="ta1" table:protected="true" table:protection-key="Qvbm1COFxGiYLxHndd3dMjWFRXA=" table:protection-key-digest-algorithm="http://www.w3.org/2000/09/xmldsig#sha1" table:print="false">
        <loext:table-protection loext:select-protected-cells="true" loext:select-unprotected-cells="true"/>
        <table:table-column table:style-name="co1" table:default-cell-style-name="ce8"/>
        <table:table-column table:style-name="co4" table:default-cell-style-name="ce31"/>
        <table:table-column table:style-name="co1" table:default-cell-style-name="ce8"/>
        <table:table-column table:style-name="co4" table:default-cell-style-name="ce31"/>
        <table:table-row table:style-name="ro1">
          <table:table-cell table:style-name="ce28" office:value-type="string" calcext:value-type="string" table:number-columns-spanned="4" table:number-rows-spanned="1">
            <text:p>Standard to Scientific</text:p>
          </table:table-cell>
          <table:covered-table-cell table:number-columns-repeated="3" table:style-name="ce29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30" table:formula="of:=CONCATENATE([Questions.B2]/(10^(FLOOR(LOG([Questions.B2];10);1)));&quot;⨉10^&quot;;FLOOR(LOG([Questions.B2];10);1))" office:value-type="string" office:string-value="7.23⨉10^8" calcext:value-type="string">
            <text:p>7.23⨉10^8</text:p>
          </table:table-cell>
          <table:table-cell table:style-name="ce7" office:value-type="float" office:value="21" calcext:value-type="float">
            <text:p>21</text:p>
          </table:table-cell>
          <table:table-cell table:style-name="ce30" table:formula="of:=CONCATENATE([Questions.F2]/(10^(FLOOR(LOG([Questions.F2];10);1)));&quot;⨉10^&quot;;FLOOR(LOG([Questions.F2];10);1))" office:value-type="string" office:string-value="2.52⨉10^5" calcext:value-type="string">
            <text:p>2.52⨉10^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NCATENATE([Questions.B3]/(10^(FLOOR(LOG([Questions.B3];10);1)));&quot;⨉10^&quot;;FLOOR(LOG([Questions.B3];10);1))" office:value-type="string" office:string-value="1.15⨉10^17" calcext:value-type="string">
            <text:p>1.15⨉10^17</text:p>
          </table:table-cell>
          <table:table-cell office:value-type="float" office:value="22" calcext:value-type="float">
            <text:p>22</text:p>
          </table:table-cell>
          <table:table-cell table:formula="of:=CONCATENATE([Questions.F3]/(10^(FLOOR(LOG([Questions.F3];10);1)));&quot;⨉10^&quot;;FLOOR(LOG([Questions.F3];10);1))" office:value-type="string" office:string-value="2.8⨉10^5" calcext:value-type="string">
            <text:p>2.8⨉10^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NCATENATE([Questions.B4]/(10^(FLOOR(LOG([Questions.B4];10);1)));&quot;⨉10^&quot;;FLOOR(LOG([Questions.B4];10);1))" office:value-type="string" office:string-value="2.42⨉10^3" calcext:value-type="string">
            <text:p>2.42⨉10^3</text:p>
          </table:table-cell>
          <table:table-cell office:value-type="float" office:value="23" calcext:value-type="float">
            <text:p>23</text:p>
          </table:table-cell>
          <table:table-cell table:formula="of:=CONCATENATE([Questions.F4]/(10^(FLOOR(LOG([Questions.F4];10);1)));&quot;⨉10^&quot;;FLOOR(LOG([Questions.F4];10);1))" office:value-type="string" office:string-value="3.07⨉10^4" calcext:value-type="string">
            <text:p>3.07⨉10^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NCATENATE([Questions.B5]/(10^(FLOOR(LOG([Questions.B5];10);1)));&quot;⨉10^&quot;;FLOOR(LOG([Questions.B5];10);1))" office:value-type="string" office:string-value="4.93⨉10^14" calcext:value-type="string">
            <text:p>4.93⨉10^14</text:p>
          </table:table-cell>
          <table:table-cell office:value-type="float" office:value="24" calcext:value-type="float">
            <text:p>24</text:p>
          </table:table-cell>
          <table:table-cell table:formula="of:=CONCATENATE([Questions.F5]/(10^(FLOOR(LOG([Questions.F5];10);1)));&quot;⨉10^&quot;;FLOOR(LOG([Questions.F5];10);1))" office:value-type="string" office:string-value="1.4⨉10^5" calcext:value-type="string">
            <text:p>1.4⨉10^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NCATENATE([Questions.B6]/(10^(FLOOR(LOG([Questions.B6];10);1)));&quot;⨉10^&quot;;FLOOR(LOG([Questions.B6];10);1))" office:value-type="string" office:string-value="2.79⨉10^3" calcext:value-type="string">
            <text:p>2.79⨉10^3</text:p>
          </table:table-cell>
          <table:table-cell office:value-type="float" office:value="25" calcext:value-type="float">
            <text:p>25</text:p>
          </table:table-cell>
          <table:table-cell table:formula="of:=CONCATENATE([Questions.F6]/(10^(FLOOR(LOG([Questions.F6];10);1)));&quot;⨉10^&quot;;FLOOR(LOG([Questions.F6];10);1))" office:value-type="string" office:string-value="2.26⨉10^14" calcext:value-type="string">
            <text:p>2.26⨉10^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NCATENATE([Questions.B7]/(10^(FLOOR(LOG([Questions.B7];10);1)));&quot;⨉10^&quot;;FLOOR(LOG([Questions.B7];10);1))" office:value-type="string" office:string-value="3.28⨉10^5" calcext:value-type="string">
            <text:p>3.28⨉10^5</text:p>
          </table:table-cell>
          <table:table-cell office:value-type="float" office:value="26" calcext:value-type="float">
            <text:p>26</text:p>
          </table:table-cell>
          <table:table-cell table:formula="of:=CONCATENATE([Questions.F7]/(10^(FLOOR(LOG([Questions.F7];10);1)));&quot;⨉10^&quot;;FLOOR(LOG([Questions.F7];10);1))" office:value-type="string" office:string-value="3.97⨉10^10" calcext:value-type="string">
            <text:p>3.97⨉10^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NCATENATE([Questions.B8]/(10^(FLOOR(LOG([Questions.B8];10);1)));&quot;⨉10^&quot;;FLOOR(LOG([Questions.B8];10);1))" office:value-type="string" office:string-value="3.63⨉10^13" calcext:value-type="string">
            <text:p>3.63⨉10^13</text:p>
          </table:table-cell>
          <table:table-cell office:value-type="float" office:value="27" calcext:value-type="float">
            <text:p>27</text:p>
          </table:table-cell>
          <table:table-cell table:formula="of:=CONCATENATE([Questions.F8]/(10^(FLOOR(LOG([Questions.F8];10);1)));&quot;⨉10^&quot;;FLOOR(LOG([Questions.F8];10);1))" office:value-type="string" office:string-value="2.53⨉10^8" calcext:value-type="string">
            <text:p>2.53⨉10^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NCATENATE([Questions.B9]/(10^(FLOOR(LOG([Questions.B9];10);1)));&quot;⨉10^&quot;;FLOOR(LOG([Questions.B9];10);1))" office:value-type="string" office:string-value="6.02⨉10^10" calcext:value-type="string">
            <text:p>6.02⨉10^10</text:p>
          </table:table-cell>
          <table:table-cell office:value-type="float" office:value="28" calcext:value-type="float">
            <text:p>28</text:p>
          </table:table-cell>
          <table:table-cell table:formula="of:=CONCATENATE([Questions.F9]/(10^(FLOOR(LOG([Questions.F9];10);1)));&quot;⨉10^&quot;;FLOOR(LOG([Questions.F9];10);1))" office:value-type="string" office:string-value="4.29⨉10^6" calcext:value-type="string">
            <text:p>4.29⨉10^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NCATENATE([Questions.B10]/(10^(FLOOR(LOG([Questions.B10];10);1)));&quot;⨉10^&quot;;FLOOR(LOG([Questions.B10];10);1))" office:value-type="string" office:string-value="2.27⨉10^17" calcext:value-type="string">
            <text:p>2.27⨉10^17</text:p>
          </table:table-cell>
          <table:table-cell office:value-type="float" office:value="29" calcext:value-type="float">
            <text:p>29</text:p>
          </table:table-cell>
          <table:table-cell table:formula="of:=CONCATENATE([Questions.F10]/(10^(FLOOR(LOG([Questions.F10];10);1)));&quot;⨉10^&quot;;FLOOR(LOG([Questions.F10];10);1))" office:value-type="string" office:string-value="2.42⨉10^4" calcext:value-type="string">
            <text:p>2.42⨉10^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Questions.B11]/(10^(FLOOR(LOG([Questions.B11];10);1)));&quot;⨉10^&quot;;FLOOR(LOG([Questions.B11];10);1))" office:value-type="string" office:string-value="8.11⨉10^7" calcext:value-type="string">
            <text:p>8.11⨉10^7</text:p>
          </table:table-cell>
          <table:table-cell office:value-type="float" office:value="30" calcext:value-type="float">
            <text:p>30</text:p>
          </table:table-cell>
          <table:table-cell table:formula="of:=CONCATENATE([Questions.F11]/(10^(FLOOR(LOG([Questions.F11];10);1)));&quot;⨉10^&quot;;FLOOR(LOG([Questions.F11];10);1))" office:value-type="string" office:string-value="3.52⨉10^17" calcext:value-type="string">
            <text:p>3.52⨉10^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NCATENATE([Questions.B12]/(10^(FLOOR(LOG([Questions.B12];10);1)));&quot;⨉10^&quot;;FLOOR(LOG([Questions.B12];10);1))" office:value-type="string" office:string-value="8.79⨉10^8" calcext:value-type="string">
            <text:p>8.79⨉10^8</text:p>
          </table:table-cell>
          <table:table-cell office:value-type="float" office:value="31" calcext:value-type="float">
            <text:p>31</text:p>
          </table:table-cell>
          <table:table-cell table:formula="of:=CONCATENATE([Questions.F12]/(10^(FLOOR(LOG([Questions.F12];10);1)));&quot;⨉10^&quot;;FLOOR(LOG([Questions.F12];10);1))" office:value-type="string" office:string-value="2.19⨉10^4" calcext:value-type="string">
            <text:p>2.19⨉10^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Questions.B13]/(10^(FLOOR(LOG([Questions.B13];10);1)));&quot;⨉10^&quot;;FLOOR(LOG([Questions.B13];10);1))" office:value-type="string" office:string-value="9.13⨉10^13" calcext:value-type="string">
            <text:p>9.13⨉10^13</text:p>
          </table:table-cell>
          <table:table-cell office:value-type="float" office:value="32" calcext:value-type="float">
            <text:p>32</text:p>
          </table:table-cell>
          <table:table-cell table:formula="of:=CONCATENATE([Questions.F13]/(10^(FLOOR(LOG([Questions.F13];10);1)));&quot;⨉10^&quot;;FLOOR(LOG([Questions.F13];10);1))" office:value-type="string" office:string-value="5.64⨉10^6" calcext:value-type="string">
            <text:p>5.64⨉10^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NCATENATE([Questions.B14]/(10^(FLOOR(LOG([Questions.B14];10);1)));&quot;⨉10^&quot;;FLOOR(LOG([Questions.B14];10);1))" office:value-type="string" office:string-value="8.14⨉10^11" calcext:value-type="string">
            <text:p>8.14⨉10^11</text:p>
          </table:table-cell>
          <table:table-cell office:value-type="float" office:value="33" calcext:value-type="float">
            <text:p>33</text:p>
          </table:table-cell>
          <table:table-cell table:formula="of:=CONCATENATE([Questions.F14]/(10^(FLOOR(LOG([Questions.F14];10);1)));&quot;⨉10^&quot;;FLOOR(LOG([Questions.F14];10);1))" office:value-type="string" office:string-value="9.45⨉10^5" calcext:value-type="string">
            <text:p>9.45⨉10^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Questions.B15]/(10^(FLOOR(LOG([Questions.B15];10);1)));&quot;⨉10^&quot;;FLOOR(LOG([Questions.B15];10);1))" office:value-type="string" office:string-value="7.84⨉10^12" calcext:value-type="string">
            <text:p>7.84⨉10^12</text:p>
          </table:table-cell>
          <table:table-cell office:value-type="float" office:value="34" calcext:value-type="float">
            <text:p>34</text:p>
          </table:table-cell>
          <table:table-cell table:formula="of:=CONCATENATE([Questions.F15]/(10^(FLOOR(LOG([Questions.F15];10);1)));&quot;⨉10^&quot;;FLOOR(LOG([Questions.F15];10);1))" office:value-type="string" office:string-value="3.09⨉10^5" calcext:value-type="string">
            <text:p>3.09⨉10^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NCATENATE([Questions.B16]/(10^(FLOOR(LOG([Questions.B16];10);1)));&quot;⨉10^&quot;;FLOOR(LOG([Questions.B16];10);1))" office:value-type="string" office:string-value="1.81⨉10^3" calcext:value-type="string">
            <text:p>1.81⨉10^3</text:p>
          </table:table-cell>
          <table:table-cell office:value-type="float" office:value="35" calcext:value-type="float">
            <text:p>35</text:p>
          </table:table-cell>
          <table:table-cell table:formula="of:=CONCATENATE([Questions.F16]/(10^(FLOOR(LOG([Questions.F16];10);1)));&quot;⨉10^&quot;;FLOOR(LOG([Questions.F16];10);1))" office:value-type="string" office:string-value="6.89⨉10^10" calcext:value-type="string">
            <text:p>6.89⨉10^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Questions.B17]/(10^(FLOOR(LOG([Questions.B17];10);1)));&quot;⨉10^&quot;;FLOOR(LOG([Questions.B17];10);1))" office:value-type="string" office:string-value="8.4⨉10^2" calcext:value-type="string">
            <text:p>8.4⨉10^2</text:p>
          </table:table-cell>
          <table:table-cell office:value-type="float" office:value="36" calcext:value-type="float">
            <text:p>36</text:p>
          </table:table-cell>
          <table:table-cell table:formula="of:=CONCATENATE([Questions.F17]/(10^(FLOOR(LOG([Questions.F17];10);1)));&quot;⨉10^&quot;;FLOOR(LOG([Questions.F17];10);1))" office:value-type="string" office:string-value="6.4⨉10^8" calcext:value-type="string">
            <text:p>6.4⨉10^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NCATENATE([Questions.B18]/(10^(FLOOR(LOG([Questions.B18];10);1)));&quot;⨉10^&quot;;FLOOR(LOG([Questions.B18];10);1))" office:value-type="string" office:string-value="2.56⨉10^7" calcext:value-type="string">
            <text:p>2.56⨉10^7</text:p>
          </table:table-cell>
          <table:table-cell office:value-type="float" office:value="37" calcext:value-type="float">
            <text:p>37</text:p>
          </table:table-cell>
          <table:table-cell table:formula="of:=CONCATENATE([Questions.F18]/(10^(FLOOR(LOG([Questions.F18];10);1)));&quot;⨉10^&quot;;FLOOR(LOG([Questions.F18];10);1))" office:value-type="string" office:string-value="3.13⨉10^4" calcext:value-type="string">
            <text:p>3.13⨉10^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NCATENATE([Questions.B19]/(10^(FLOOR(LOG([Questions.B19];10);1)));&quot;⨉10^&quot;;FLOOR(LOG([Questions.B19];10);1))" office:value-type="string" office:string-value="6.03⨉10^4" calcext:value-type="string">
            <text:p>6.03⨉10^4</text:p>
          </table:table-cell>
          <table:table-cell office:value-type="float" office:value="38" calcext:value-type="float">
            <text:p>38</text:p>
          </table:table-cell>
          <table:table-cell table:formula="of:=CONCATENATE([Questions.F19]/(10^(FLOOR(LOG([Questions.F19];10);1)));&quot;⨉10^&quot;;FLOOR(LOG([Questions.F19];10);1))" office:value-type="string" office:string-value="8.6⨉10^3" calcext:value-type="string">
            <text:p>8.6⨉10^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NCATENATE([Questions.B20]/(10^(FLOOR(LOG([Questions.B20];10);1)));&quot;⨉10^&quot;;FLOOR(LOG([Questions.B20];10);1))" office:value-type="string" office:string-value="4.89⨉10^10" calcext:value-type="string">
            <text:p>4.89⨉10^10</text:p>
          </table:table-cell>
          <table:table-cell office:value-type="float" office:value="39" calcext:value-type="float">
            <text:p>39</text:p>
          </table:table-cell>
          <table:table-cell table:formula="of:=CONCATENATE([Questions.F20]/(10^(FLOOR(LOG([Questions.F20];10);1)));&quot;⨉10^&quot;;FLOOR(LOG([Questions.F20];10);1))" office:value-type="string" office:string-value="7.34⨉10^3" calcext:value-type="string">
            <text:p>7.34⨉10^3</text:p>
          </table:table-cell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32" table:formula="of:=CONCATENATE([Questions.B21]/(10^(FLOOR(LOG([Questions.B21];10);1)));&quot;⨉10^&quot;;FLOOR(LOG([Questions.B21];10);1))" office:value-type="string" office:string-value="9.56⨉10^16" calcext:value-type="string">
            <text:p>9.56⨉10^16</text:p>
          </table:table-cell>
          <table:table-cell table:style-name="ce10" office:value-type="float" office:value="40" calcext:value-type="float">
            <text:p>40</text:p>
          </table:table-cell>
          <table:table-cell table:style-name="ce32" table:formula="of:=CONCATENATE([Questions.F21]/(10^(FLOOR(LOG([Questions.F21];10);1)));&quot;⨉10^&quot;;FLOOR(LOG([Questions.F21];10);1))" office:value-type="string" office:string-value="7.72⨉10^7" calcext:value-type="string">
            <text:p>7.72⨉10^7</text:p>
          </table:table-cell>
        </table:table-row>
        <table:table-row table:style-name="ro1">
          <table:table-cell table:style-name="ce28" office:value-type="string" calcext:value-type="string" table:number-columns-spanned="4" table:number-rows-spanned="1">
            <text:p>Scientific to Standard</text:p>
          </table:table-cell>
          <table:covered-table-cell table:number-columns-repeated="3" table:style-name="ce3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34" table:formula="of:=VALUE(&#10;    LEFT(&#10;        [$Questions.B23];&#10;        FIND(&quot;⨉&quot;;[$Questions.B23])-1)&#10;    )&#10;* POWER(10;&#10;    VALUE(&#10;        RIGHT(&#10;            [$Questions.B23];&#10;            LEN([$Questions.B23])-FIND(&quot;^&quot;;[$Questions.B23])&#10;            )&#10;    )&#10;)" office:value-type="float" office:value="30000000000" calcext:value-type="float">
            <text:p>30,000,000,000</text:p>
          </table:table-cell>
          <table:table-cell table:style-name="ce7" office:value-type="float" office:value="21" calcext:value-type="float">
            <text:p>21</text:p>
          </table:table-cell>
          <table:table-cell table:style-name="ce34" table:formula="of:=VALUE(&#10;    LEFT(&#10;        [$Questions.F23];&#10;        FIND(&quot;⨉&quot;;[$Questions.F23])-1)&#10;    )&#10;* POWER(10;&#10;    VALUE(&#10;        RIGHT(&#10;            [$Questions.F23];&#10;            LEN([$Questions.F23])-FIND(&quot;^&quot;;[$Questions.F23])&#10;            )&#10;    )&#10;)" office:value-type="float" office:value="4070" calcext:value-type="float">
            <text:p>4,0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5" table:formula="of:=VALUE(&#10;    LEFT(&#10;        [$Questions.B24];&#10;        FIND(&quot;⨉&quot;;[$Questions.B24])-1)&#10;    )&#10;* POWER(10;&#10;    VALUE(&#10;        RIGHT(&#10;            [$Questions.B24];&#10;            LEN([$Questions.B24])-FIND(&quot;^&quot;;[$Questions.B24])&#10;            )&#10;    )&#10;)" office:value-type="float" office:value="60000000000" calcext:value-type="float">
            <text:p>60,000,000,000</text:p>
          </table:table-cell>
          <table:table-cell office:value-type="float" office:value="22" calcext:value-type="float">
            <text:p>22</text:p>
          </table:table-cell>
          <table:table-cell table:style-name="ce36" table:formula="of:=VALUE(&#10;    LEFT(&#10;        [$Questions.F24];&#10;        FIND(&quot;⨉&quot;;[$Questions.F24])-1)&#10;    )&#10;* POWER(10;&#10;    VALUE(&#10;        RIGHT(&#10;            [$Questions.F24];&#10;            LEN([$Questions.F24])-FIND(&quot;^&quot;;[$Questions.F24])&#10;            )&#10;    )&#10;)" office:value-type="float" office:value="93700000000" calcext:value-type="float">
            <text:p>93,700,000,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table:formula="of:=VALUE(&#10;    LEFT(&#10;        [$Questions.B25];&#10;        FIND(&quot;⨉&quot;;[$Questions.B25])-1)&#10;    )&#10;* POWER(10;&#10;    VALUE(&#10;        RIGHT(&#10;            [$Questions.B25];&#10;            LEN([$Questions.B25])-FIND(&quot;^&quot;;[$Questions.B25])&#10;            )&#10;    )&#10;)" office:value-type="float" office:value="900000000000" calcext:value-type="float">
            <text:p>900,000,000,000</text:p>
          </table:table-cell>
          <table:table-cell office:value-type="float" office:value="23" calcext:value-type="float">
            <text:p>23</text:p>
          </table:table-cell>
          <table:table-cell table:style-name="ce36" table:formula="of:=VALUE(&#10;    LEFT(&#10;        [$Questions.F25];&#10;        FIND(&quot;⨉&quot;;[$Questions.F25])-1)&#10;    )&#10;* POWER(10;&#10;    VALUE(&#10;        RIGHT(&#10;            [$Questions.F25];&#10;            LEN([$Questions.F25])-FIND(&quot;^&quot;;[$Questions.F25])&#10;            )&#10;    )&#10;)" office:value-type="float" office:value="396000" calcext:value-type="float">
            <text:p>396,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table:formula="of:=VALUE(&#10;    LEFT(&#10;        [$Questions.B26];&#10;        FIND(&quot;⨉&quot;;[$Questions.B26])-1)&#10;    )&#10;* POWER(10;&#10;    VALUE(&#10;        RIGHT(&#10;            [$Questions.B26];&#10;            LEN([$Questions.B26])-FIND(&quot;^&quot;;[$Questions.B26])&#10;            )&#10;    )&#10;)" office:value-type="float" office:value="1000000000000000" calcext:value-type="float">
            <text:p>1,000,000,000,000,000</text:p>
          </table:table-cell>
          <table:table-cell office:value-type="float" office:value="24" calcext:value-type="float">
            <text:p>24</text:p>
          </table:table-cell>
          <table:table-cell table:style-name="ce36" table:formula="of:=VALUE(&#10;    LEFT(&#10;        [$Questions.F26];&#10;        FIND(&quot;⨉&quot;;[$Questions.F26])-1)&#10;    )&#10;* POWER(10;&#10;    VALUE(&#10;        RIGHT(&#10;            [$Questions.F26];&#10;            LEN([$Questions.F26])-FIND(&quot;^&quot;;[$Questions.F26])&#10;            )&#10;    )&#10;)" office:value-type="float" office:value="43000000000" calcext:value-type="float">
            <text:p>43,000,000,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6" table:formula="of:=VALUE(&#10;    LEFT(&#10;        [$Questions.B27];&#10;        FIND(&quot;⨉&quot;;[$Questions.B27])-1)&#10;    )&#10;* POWER(10;&#10;    VALUE(&#10;        RIGHT(&#10;            [$Questions.B27];&#10;            LEN([$Questions.B27])-FIND(&quot;^&quot;;[$Questions.B27])&#10;            )&#10;    )&#10;)" office:value-type="float" office:value="200000" calcext:value-type="float">
            <text:p>200,000</text:p>
          </table:table-cell>
          <table:table-cell office:value-type="float" office:value="25" calcext:value-type="float">
            <text:p>25</text:p>
          </table:table-cell>
          <table:table-cell table:style-name="ce36" table:formula="of:=VALUE(&#10;    LEFT(&#10;        [$Questions.F27];&#10;        FIND(&quot;⨉&quot;;[$Questions.F27])-1)&#10;    )&#10;* POWER(10;&#10;    VALUE(&#10;        RIGHT(&#10;            [$Questions.F27];&#10;            LEN([$Questions.F27])-FIND(&quot;^&quot;;[$Questions.F27])&#10;            )&#10;    )&#10;)" office:value-type="float" office:value="64600" calcext:value-type="float">
            <text:p>64,6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6" table:formula="of:=VALUE(&#10;    LEFT(&#10;        [$Questions.B28];&#10;        FIND(&quot;⨉&quot;;[$Questions.B28])-1)&#10;    )&#10;* POWER(10;&#10;    VALUE(&#10;        RIGHT(&#10;            [$Questions.B28];&#10;            LEN([$Questions.B28])-FIND(&quot;^&quot;;[$Questions.B28])&#10;            )&#10;    )&#10;)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style-name="ce36" table:formula="of:=VALUE(&#10;    LEFT(&#10;        [$Questions.F28];&#10;        FIND(&quot;⨉&quot;;[$Questions.F28])-1)&#10;    )&#10;* POWER(10;&#10;    VALUE(&#10;        RIGHT(&#10;            [$Questions.F28];&#10;            LEN([$Questions.F28])-FIND(&quot;^&quot;;[$Questions.F28])&#10;            )&#10;    )&#10;)" office:value-type="float" office:value="72100" calcext:value-type="float">
            <text:p>72,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6" table:formula="of:=VALUE(&#10;    LEFT(&#10;        [$Questions.B29];&#10;        FIND(&quot;⨉&quot;;[$Questions.B29])-1)&#10;    )&#10;* POWER(10;&#10;    VALUE(&#10;        RIGHT(&#10;            [$Questions.B29];&#10;            LEN([$Questions.B29])-FIND(&quot;^&quot;;[$Questions.B29])&#10;            )&#10;    )&#10;)" office:value-type="float" office:value="4000000000" calcext:value-type="float">
            <text:p>4,000,000,000</text:p>
          </table:table-cell>
          <table:table-cell office:value-type="float" office:value="27" calcext:value-type="float">
            <text:p>27</text:p>
          </table:table-cell>
          <table:table-cell table:style-name="ce36" table:formula="of:=VALUE(&#10;    LEFT(&#10;        [$Questions.F29];&#10;        FIND(&quot;⨉&quot;;[$Questions.F29])-1)&#10;    )&#10;* POWER(10;&#10;    VALUE(&#10;        RIGHT(&#10;            [$Questions.F29];&#10;            LEN([$Questions.F29])-FIND(&quot;^&quot;;[$Questions.F29])&#10;            )&#10;    )&#10;)" office:value-type="float" office:value="35300000000" calcext:value-type="float">
            <text:p>35,300,000,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6" table:formula="of:=VALUE(&#10;    LEFT(&#10;        [$Questions.B30];&#10;        FIND(&quot;⨉&quot;;[$Questions.B30])-1)&#10;    )&#10;* POWER(10;&#10;    VALUE(&#10;        RIGHT(&#10;            [$Questions.B30];&#10;            LEN([$Questions.B30])-FIND(&quot;^&quot;;[$Questions.B30])&#10;            )&#10;    )&#10;)" office:value-type="float" office:value="400000000000000" calcext:value-type="float">
            <text:p>400,000,000,000,000</text:p>
          </table:table-cell>
          <table:table-cell office:value-type="float" office:value="28" calcext:value-type="float">
            <text:p>28</text:p>
          </table:table-cell>
          <table:table-cell table:style-name="ce36" table:formula="of:=VALUE(&#10;    LEFT(&#10;        [$Questions.F30];&#10;        FIND(&quot;⨉&quot;;[$Questions.F30])-1)&#10;    )&#10;* POWER(10;&#10;    VALUE(&#10;        RIGHT(&#10;            [$Questions.F30];&#10;            LEN([$Questions.F30])-FIND(&quot;^&quot;;[$Questions.F30])&#10;            )&#10;    )&#10;)" office:value-type="float" office:value="127000" calcext:value-type="float">
            <text:p>127,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6" table:formula="of:=VALUE(&#10;    LEFT(&#10;        [$Questions.B31];&#10;        FIND(&quot;⨉&quot;;[$Questions.B31])-1)&#10;    )&#10;* POWER(10;&#10;    VALUE(&#10;        RIGHT(&#10;            [$Questions.B31];&#10;            LEN([$Questions.B31])-FIND(&quot;^&quot;;[$Questions.B31])&#10;            )&#10;    )&#10;)" office:value-type="float" office:value="6000" calcext:value-type="float">
            <text:p>6,000</text:p>
          </table:table-cell>
          <table:table-cell office:value-type="float" office:value="29" calcext:value-type="float">
            <text:p>29</text:p>
          </table:table-cell>
          <table:table-cell table:style-name="ce36" table:formula="of:=VALUE(&#10;    LEFT(&#10;        [$Questions.F31];&#10;        FIND(&quot;⨉&quot;;[$Questions.F31])-1)&#10;    )&#10;* POWER(10;&#10;    VALUE(&#10;        RIGHT(&#10;            [$Questions.F31];&#10;            LEN([$Questions.F31])-FIND(&quot;^&quot;;[$Questions.F31])&#10;            )&#10;    )&#10;)" office:value-type="float" office:value="58300000000000" calcext:value-type="float">
            <text:p>58,300,000,000,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6" table:formula="of:=VALUE(&#10;    LEFT(&#10;        [$Questions.B32];&#10;        FIND(&quot;⨉&quot;;[$Questions.B32])-1)&#10;    )&#10;* POWER(10;&#10;    VALUE(&#10;        RIGHT(&#10;            [$Questions.B32];&#10;            LEN([$Questions.B32])-FIND(&quot;^&quot;;[$Questions.B32])&#10;            )&#10;    )&#10;)" office:value-type="float" office:value="520000000" calcext:value-type="float">
            <text:p>520,000,000</text:p>
          </table:table-cell>
          <table:table-cell office:value-type="float" office:value="30" calcext:value-type="float">
            <text:p>30</text:p>
          </table:table-cell>
          <table:table-cell table:style-name="ce36" table:formula="of:=VALUE(&#10;    LEFT(&#10;        [$Questions.F32];&#10;        FIND(&quot;⨉&quot;;[$Questions.F32])-1)&#10;    )&#10;* POWER(10;&#10;    VALUE(&#10;        RIGHT(&#10;            [$Questions.F32];&#10;            LEN([$Questions.F32])-FIND(&quot;^&quot;;[$Questions.F32])&#10;            )&#10;    )&#10;)" office:value-type="float" office:value="78300000000000" calcext:value-type="float">
            <text:p>78,300,000,000,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6" table:formula="of:=VALUE(&#10;    LEFT(&#10;        [$Questions.B33];&#10;        FIND(&quot;⨉&quot;;[$Questions.B33])-1)&#10;    )&#10;* POWER(10;&#10;    VALUE(&#10;        RIGHT(&#10;            [$Questions.B33];&#10;            LEN([$Questions.B33])-FIND(&quot;^&quot;;[$Questions.B33])&#10;            )&#10;    )&#10;)" office:value-type="float" office:value="70000000" calcext:value-type="float">
            <text:p>70,000,000</text:p>
          </table:table-cell>
          <table:table-cell office:value-type="float" office:value="31" calcext:value-type="float">
            <text:p>31</text:p>
          </table:table-cell>
          <table:table-cell table:style-name="ce36" table:formula="of:=VALUE(&#10;    LEFT(&#10;        [$Questions.F33];&#10;        FIND(&quot;⨉&quot;;[$Questions.F33])-1)&#10;    )&#10;* POWER(10;&#10;    VALUE(&#10;        RIGHT(&#10;            [$Questions.F33];&#10;            LEN([$Questions.F33])-FIND(&quot;^&quot;;[$Questions.F33])&#10;            )&#10;    )&#10;)" office:value-type="float" office:value="87.13" calcext:value-type="float">
            <text:p>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6" table:formula="of:=VALUE(&#10;    LEFT(&#10;        [$Questions.B34];&#10;        FIND(&quot;⨉&quot;;[$Questions.B34])-1)&#10;    )&#10;* POWER(10;&#10;    VALUE(&#10;        RIGHT(&#10;            [$Questions.B34];&#10;            LEN([$Questions.B34])-FIND(&quot;^&quot;;[$Questions.B34])&#10;            )&#10;    )&#10;)" office:value-type="float" office:value="37000" calcext:value-type="float">
            <text:p>37,000</text:p>
          </table:table-cell>
          <table:table-cell office:value-type="float" office:value="32" calcext:value-type="float">
            <text:p>32</text:p>
          </table:table-cell>
          <table:table-cell table:style-name="ce36" table:formula="of:=VALUE(&#10;    LEFT(&#10;        [$Questions.F34];&#10;        FIND(&quot;⨉&quot;;[$Questions.F34])-1)&#10;    )&#10;* POWER(10;&#10;    VALUE(&#10;        RIGHT(&#10;            [$Questions.F34];&#10;            LEN([$Questions.F34])-FIND(&quot;^&quot;;[$Questions.F34])&#10;            )&#10;    )&#10;)" office:value-type="float" office:value="774400000000000" calcext:value-type="float">
            <text:p>774,400,000,000,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6" table:formula="of:=VALUE(&#10;    LEFT(&#10;        [$Questions.B35];&#10;        FIND(&quot;⨉&quot;;[$Questions.B35])-1)&#10;    )&#10;* POWER(10;&#10;    VALUE(&#10;        RIGHT(&#10;            [$Questions.B35];&#10;            LEN([$Questions.B35])-FIND(&quot;^&quot;;[$Questions.B35])&#10;            )&#10;    )&#10;)" office:value-type="float" office:value="540000000" calcext:value-type="float">
            <text:p>540,000,000</text:p>
          </table:table-cell>
          <table:table-cell office:value-type="float" office:value="33" calcext:value-type="float">
            <text:p>33</text:p>
          </table:table-cell>
          <table:table-cell table:style-name="ce36" table:formula="of:=VALUE(&#10;    LEFT(&#10;        [$Questions.F35];&#10;        FIND(&quot;⨉&quot;;[$Questions.F35])-1)&#10;    )&#10;* POWER(10;&#10;    VALUE(&#10;        RIGHT(&#10;            [$Questions.F35];&#10;            LEN([$Questions.F35])-FIND(&quot;^&quot;;[$Questions.F35])&#10;            )&#10;    )&#10;)" office:value-type="float" office:value="73340000" calcext:value-type="float">
            <text:p>73,340,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6" table:formula="of:=VALUE(&#10;    LEFT(&#10;        [$Questions.B36];&#10;        FIND(&quot;⨉&quot;;[$Questions.B36])-1)&#10;    )&#10;* POWER(10;&#10;    VALUE(&#10;        RIGHT(&#10;            [$Questions.B36];&#10;            LEN([$Questions.B36])-FIND(&quot;^&quot;;[$Questions.B36])&#10;            )&#10;    )&#10;)"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table:style-name="ce36" table:formula="of:=VALUE(&#10;    LEFT(&#10;        [$Questions.F36];&#10;        FIND(&quot;⨉&quot;;[$Questions.F36])-1)&#10;    )&#10;* POWER(10;&#10;    VALUE(&#10;        RIGHT(&#10;            [$Questions.F36];&#10;            LEN([$Questions.F36])-FIND(&quot;^&quot;;[$Questions.F36])&#10;            )&#10;    )&#10;)" office:value-type="float" office:value="2592" calcext:value-type="float">
            <text:p>2,5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6" table:formula="of:=VALUE(&#10;    LEFT(&#10;        [$Questions.B37];&#10;        FIND(&quot;⨉&quot;;[$Questions.B37])-1)&#10;    )&#10;* POWER(10;&#10;    VALUE(&#10;        RIGHT(&#10;            [$Questions.B37];&#10;            LEN([$Questions.B37])-FIND(&quot;^&quot;;[$Questions.B37])&#10;            )&#10;    )&#10;)" office:value-type="float" office:value="740000000" calcext:value-type="float">
            <text:p>740,000,000</text:p>
          </table:table-cell>
          <table:table-cell office:value-type="float" office:value="35" calcext:value-type="float">
            <text:p>35</text:p>
          </table:table-cell>
          <table:table-cell table:style-name="ce36" table:formula="of:=VALUE(&#10;    LEFT(&#10;        [$Questions.F37];&#10;        FIND(&quot;⨉&quot;;[$Questions.F37])-1)&#10;    )&#10;* POWER(10;&#10;    VALUE(&#10;        RIGHT(&#10;            [$Questions.F37];&#10;            LEN([$Questions.F37])-FIND(&quot;^&quot;;[$Questions.F37])&#10;            )&#10;    )&#10;)" office:value-type="float" office:value="289900000" calcext:value-type="float">
            <text:p>289,900,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6" table:formula="of:=VALUE(&#10;    LEFT(&#10;        [$Questions.B38];&#10;        FIND(&quot;⨉&quot;;[$Questions.B38])-1)&#10;    )&#10;* POWER(10;&#10;    VALUE(&#10;        RIGHT(&#10;            [$Questions.B38];&#10;            LEN([$Questions.B38])-FIND(&quot;^&quot;;[$Questions.B38])&#10;            )&#10;    )&#10;)" office:value-type="float" office:value="800000000" calcext:value-type="float">
            <text:p>800,000,000</text:p>
          </table:table-cell>
          <table:table-cell office:value-type="float" office:value="36" calcext:value-type="float">
            <text:p>36</text:p>
          </table:table-cell>
          <table:table-cell table:style-name="ce36" table:formula="of:=VALUE(&#10;    LEFT(&#10;        [$Questions.F38];&#10;        FIND(&quot;⨉&quot;;[$Questions.F38])-1)&#10;    )&#10;* POWER(10;&#10;    VALUE(&#10;        RIGHT(&#10;            [$Questions.F38];&#10;            LEN([$Questions.F38])-FIND(&quot;^&quot;;[$Questions.F38])&#10;            )&#10;    )&#10;)" office:value-type="float" office:value="97650000000" calcext:value-type="float">
            <text:p>97,650,000,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6" table:formula="of:=VALUE(&#10;    LEFT(&#10;        [$Questions.B39];&#10;        FIND(&quot;⨉&quot;;[$Questions.B39])-1)&#10;    )&#10;* POWER(10;&#10;    VALUE(&#10;        RIGHT(&#10;            [$Questions.B39];&#10;            LEN([$Questions.B39])-FIND(&quot;^&quot;;[$Questions.B39])&#10;            )&#10;    )&#10;)" office:value-type="float" office:value="45000000" calcext:value-type="float">
            <text:p>45,000,000</text:p>
          </table:table-cell>
          <table:table-cell office:value-type="float" office:value="37" calcext:value-type="float">
            <text:p>37</text:p>
          </table:table-cell>
          <table:table-cell table:style-name="ce36" table:formula="of:=VALUE(&#10;    LEFT(&#10;        [$Questions.F39];&#10;        FIND(&quot;⨉&quot;;[$Questions.F39])-1)&#10;    )&#10;* POWER(10;&#10;    VALUE(&#10;        RIGHT(&#10;            [$Questions.F39];&#10;            LEN([$Questions.F39])-FIND(&quot;^&quot;;[$Questions.F39])&#10;            )&#10;    )&#10;)" office:value-type="float" office:value="2130000000000" calcext:value-type="float">
            <text:p>2,130,000,000,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6" table:formula="of:=VALUE(&#10;    LEFT(&#10;        [$Questions.B40];&#10;        FIND(&quot;⨉&quot;;[$Questions.B40])-1)&#10;    )&#10;* POWER(10;&#10;    VALUE(&#10;        RIGHT(&#10;            [$Questions.B40];&#10;            LEN([$Questions.B40])-FIND(&quot;^&quot;;[$Questions.B40])&#10;            )&#10;    )&#10;)" office:value-type="float" office:value="90000000000" calcext:value-type="float">
            <text:p>90,000,000,000</text:p>
          </table:table-cell>
          <table:table-cell office:value-type="float" office:value="38" calcext:value-type="float">
            <text:p>38</text:p>
          </table:table-cell>
          <table:table-cell table:style-name="ce36" table:formula="of:=VALUE(&#10;    LEFT(&#10;        [$Questions.F40];&#10;        FIND(&quot;⨉&quot;;[$Questions.F40])-1)&#10;    )&#10;* POWER(10;&#10;    VALUE(&#10;        RIGHT(&#10;            [$Questions.F40];&#10;            LEN([$Questions.F40])-FIND(&quot;^&quot;;[$Questions.F40])&#10;            )&#10;    )&#10;)" office:value-type="float" office:value="1922000000" calcext:value-type="float">
            <text:p>1,922,000,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6" table:formula="of:=VALUE(&#10;    LEFT(&#10;        [$Questions.B41];&#10;        FIND(&quot;⨉&quot;;[$Questions.B41])-1)&#10;    )&#10;* POWER(10;&#10;    VALUE(&#10;        RIGHT(&#10;            [$Questions.B41];&#10;            LEN([$Questions.B41])-FIND(&quot;^&quot;;[$Questions.B41])&#10;            )&#10;    )&#10;)" office:value-type="float" office:value="41000000000000" calcext:value-type="float">
            <text:p>41,000,000,000,000</text:p>
          </table:table-cell>
          <table:table-cell office:value-type="float" office:value="39" calcext:value-type="float">
            <text:p>39</text:p>
          </table:table-cell>
          <table:table-cell table:style-name="ce36" table:formula="of:=VALUE(&#10;    LEFT(&#10;        [$Questions.F41];&#10;        FIND(&quot;⨉&quot;;[$Questions.F41])-1)&#10;    )&#10;* POWER(10;&#10;    VALUE(&#10;        RIGHT(&#10;            [$Questions.F41];&#10;            LEN([$Questions.F41])-FIND(&quot;^&quot;;[$Questions.F41])&#10;            )&#10;    )&#10;)" office:value-type="float" office:value="93560000000" calcext:value-type="float">
            <text:p>93,560,000,000</text:p>
          </table:table-cell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37" table:formula="of:=VALUE(&#10;    LEFT(&#10;        [$Questions.B42];&#10;        FIND(&quot;⨉&quot;;[$Questions.B42])-1)&#10;    )&#10;* POWER(10;&#10;    VALUE(&#10;        RIGHT(&#10;            [$Questions.B42];&#10;            LEN([$Questions.B42])-FIND(&quot;^&quot;;[$Questions.B42])&#10;            )&#10;    )&#10;)" office:value-type="float" office:value="7300000000" calcext:value-type="float">
            <text:p>7,300,000,000</text:p>
          </table:table-cell>
          <table:table-cell table:style-name="ce10" office:value-type="float" office:value="40" calcext:value-type="float">
            <text:p>40</text:p>
          </table:table-cell>
          <table:table-cell table:style-name="ce37" table:formula="of:=VALUE(&#10;    LEFT(&#10;        [$Questions.F42];&#10;        FIND(&quot;⨉&quot;;[$Questions.F42])-1)&#10;    )&#10;* POWER(10;&#10;    VALUE(&#10;        RIGHT(&#10;            [$Questions.F42];&#10;            LEN([$Questions.F42])-FIND(&quot;^&quot;;[$Questions.F42])&#10;            )&#10;    )&#10;)" office:value-type="float" office:value="66310000000000" calcext:value-type="float">
            <text:p>66,310,000,000,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font-size="10pt" fo:language="en" fo:country="US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xx" style:country-asian="none" style:font-family-complex="'Noto Sans'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e8a202" draw:auto-grow-height="true" draw:auto-grow-width="false" fo:padding-top="1mm" fo:padding-bottom="1mm" fo:padding-left="1mm" fo:padding-right="1mm" draw:shadow="visible" draw:shadow-offset-x="1mm" draw:shadow-offset-y="1mm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1" number:min-decimal-places="1" number:min-integer-digits="1" number:grouping="true"/>
    </number:number-style>
    <number:number-style style:name="N131">
      <number:number number:decimal-places="0" number:min-decimal-places="0" number:min-integer-digits="0" number:grouping="true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2.7mm" fo:margin-bottom="12.7mm" fo:margin-left="12.7mm" fo:margin-right="12.7mm" style:table-centering="both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/00/0000</text:date>, <text:time style:data-style-name="N2" text:time-value="13:57:53.4616923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0-01-31T12:33:49.69</meta:creation-date>
    <dc:date>2025-10-30T14:05:42.121970674</dc:date>
    <meta:editing-duration>PT2H1M24S</meta:editing-duration>
    <meta:editing-cycles>22</meta:editing-cycles>
    <meta:generator>LibreOffice/24.8.2.1$MacOSX_AARCH64 LibreOffice_project/0f794b6e29741098670a3b95d60478a65d05ef13</meta:generator>
    <meta:document-statistic meta:table-count="2" meta:cell-count="364" meta:object-count="0"/>
  </office:meta>
</office:document-meta>
</file>